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3.698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0.4555in"/>
    </style:style>
    <style:style style:name="co7" style:family="table-column">
      <style:table-column-properties fo:break-before="auto" style:column-width="5.0925in"/>
    </style:style>
    <style:style style:name="co8" style:family="table-column">
      <style:table-column-properties fo:break-before="auto" style:column-width="1.9701in"/>
    </style:style>
    <style:style style:name="co9" style:family="table-column">
      <style:table-column-properties fo:break-before="auto" style:column-width="1.622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5484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9654in"/>
    </style:style>
    <style:style style:name="co17" style:family="table-column">
      <style:table-column-properties fo:break-before="auto" style:column-width="2.4902in"/>
    </style:style>
    <style:style style:name="co18" style:family="table-column">
      <style:table-column-properties fo:break-before="auto" style:column-width="1.611in"/>
    </style:style>
    <style:style style:name="co19" style:family="table-column">
      <style:table-column-properties fo:break-before="auto" style:column-width="1.8366in"/>
    </style:style>
    <style:style style:name="co20" style:family="table-column">
      <style:table-column-properties fo:break-before="auto" style:column-width="1.9118in"/>
    </style:style>
    <style:style style:name="co21" style:family="table-column">
      <style:table-column-properties fo:break-before="auto" style:column-width="1.8689in"/>
    </style:style>
    <style:style style:name="co22" style:family="table-column">
      <style:table-column-properties fo:break-before="auto" style:column-width="1.9866in"/>
    </style:style>
    <style:style style:name="co23" style:family="table-column">
      <style:table-column-properties fo:break-before="auto" style:column-width="1.3543in"/>
    </style:style>
    <style:style style:name="co24" style:family="table-column">
      <style:table-column-properties fo:break-before="auto" style:column-width="7.798in"/>
    </style:style>
    <style:style style:name="co25" style:family="table-column">
      <style:table-column-properties fo:break-before="auto" style:column-width="2.5118in"/>
    </style:style>
    <style:style style:name="co26" style:family="table-column">
      <style:table-column-properties fo:break-before="auto" style:column-width="1.6972in"/>
    </style:style>
    <style:style style:name="co27" style:family="table-column">
      <style:table-column-properties fo:break-before="auto" style:column-width="2.4047in"/>
    </style:style>
    <style:style style:name="co28" style:family="table-column">
      <style:table-column-properties fo:break-before="auto" style:column-width="1.7508in"/>
    </style:style>
    <style:style style:name="co29" style:family="table-column">
      <style:table-column-properties fo:break-before="auto" style:column-width="4.3453in"/>
    </style:style>
    <style:style style:name="co30" style:family="table-column">
      <style:table-column-properties fo:break-before="auto" style:column-width="1.2791in"/>
    </style:style>
    <style:style style:name="co31" style:family="table-column">
      <style:table-column-properties fo:break-before="auto" style:column-width="1.7075in"/>
    </style:style>
    <style:style style:name="co32" style:family="table-column">
      <style:table-column-properties fo:break-before="auto" style:column-width="1.6437in"/>
    </style:style>
    <style:style style:name="co33" style:family="table-column">
      <style:table-column-properties fo:break-before="auto" style:column-width="1.1929in"/>
    </style:style>
    <style:style style:name="co34" style:family="table-column">
      <style:table-column-properties fo:break-before="auto" style:column-width="1.3862in"/>
    </style:style>
    <style:style style:name="co35" style:family="table-column">
      <style:table-column-properties fo:break-before="auto" style:column-width="1.4937in"/>
    </style:style>
    <style:style style:name="co36" style:family="table-column">
      <style:table-column-properties fo:break-before="auto" style:column-width="2.0508in"/>
    </style:style>
    <style:style style:name="co37" style:family="table-column">
      <style:table-column-properties fo:break-before="auto" style:column-width="2.5764in"/>
    </style:style>
    <style:style style:name="co38" style:family="table-column">
      <style:table-column-properties fo:break-before="auto" style:column-width="1.922in"/>
    </style:style>
    <style:style style:name="co39" style:family="table-column">
      <style:table-column-properties fo:break-before="auto" style:column-width="1.9972in"/>
    </style:style>
    <style:style style:name="co40" style:family="table-column">
      <style:table-column-properties fo:break-before="auto" style:column-width="1.9543in"/>
    </style:style>
    <style:style style:name="co41" style:family="table-column">
      <style:table-column-properties fo:break-before="auto" style:column-width="2.072in"/>
    </style:style>
    <style:style style:name="co42" style:family="table-column">
      <style:table-column-properties fo:break-before="auto" style:column-width="1.7827in"/>
    </style:style>
    <style:style style:name="co43" style:family="table-column">
      <style:table-column-properties fo:break-before="auto" style:column-width="6.9937in"/>
    </style:style>
    <style:style style:name="co44" style:family="table-column">
      <style:table-column-properties fo:break-before="auto" style:column-width="2.598in"/>
    </style:style>
    <style:style style:name="co45" style:family="table-column">
      <style:table-column-properties fo:break-before="auto" style:column-width="1.772in"/>
    </style:style>
    <style:style style:name="co46" style:family="table-column">
      <style:table-column-properties fo:break-before="auto" style:column-width="4.2811in"/>
    </style:style>
    <style:style style:name="co47" style:family="table-column">
      <style:table-column-properties fo:break-before="auto" style:column-width="1.7291in"/>
    </style:style>
    <style:style style:name="co48" style:family="table-column">
      <style:table-column-properties fo:break-before="auto" style:column-width="1.6654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1.5472in"/>
    </style:style>
    <style:style style:name="co51" style:family="table-column">
      <style:table-column-properties fo:break-before="auto" style:column-width="1.6327in"/>
    </style:style>
    <style:style style:name="co52" style:family="table-column">
      <style:table-column-properties fo:break-before="auto" style:column-width="1.5146in"/>
    </style:style>
    <style:style style:name="co53" style:family="table-column">
      <style:table-column-properties fo:break-before="auto" style:column-width="1.7189in"/>
    </style:style>
    <style:style style:name="co54" style:family="table-column">
      <style:table-column-properties fo:break-before="auto" style:column-width="1.9437in"/>
    </style:style>
    <style:style style:name="co55" style:family="table-column">
      <style:table-column-properties fo:break-before="auto" style:column-width="2.0189in"/>
    </style:style>
    <style:style style:name="co56" style:family="table-column">
      <style:table-column-properties fo:break-before="auto" style:column-width="1.9756in"/>
    </style:style>
    <style:style style:name="co57" style:family="table-column">
      <style:table-column-properties fo:break-before="auto" style:column-width="2.0937in"/>
    </style:style>
    <style:style style:name="co58" style:family="table-column">
      <style:table-column-properties fo:break-before="auto" style:column-width="1.3646in"/>
    </style:style>
    <style:style style:name="co59" style:family="table-column">
      <style:table-column-properties fo:break-before="auto" style:column-width="1.8043in"/>
    </style:style>
    <style:style style:name="co60" style:family="table-column">
      <style:table-column-properties fo:break-before="auto" style:column-width="7.4437in"/>
    </style:style>
    <style:style style:name="co61" style:family="table-column">
      <style:table-column-properties fo:break-before="auto" style:column-width="2.6193in"/>
    </style:style>
    <style:style style:name="co62" style:family="table-column">
      <style:table-column-properties fo:break-before="auto" style:column-width="1.8575in"/>
    </style:style>
    <style:style style:name="co63" style:family="table-column">
      <style:table-column-properties fo:break-before="auto" style:column-width="1.8154in"/>
    </style:style>
    <style:style style:name="co64" style:family="table-column">
      <style:table-column-properties fo:break-before="auto" style:column-width="1.6008in"/>
    </style:style>
    <style:style style:name="co65" style:family="table-column">
      <style:table-column-properties fo:break-before="auto" style:column-width="2.1583in"/>
    </style:style>
    <style:style style:name="co66" style:family="table-column">
      <style:table-column-properties fo:break-before="auto" style:column-width="2.6835in"/>
    </style:style>
    <style:style style:name="co67" style:family="table-column">
      <style:table-column-properties fo:break-before="auto" style:column-width="2.0291in"/>
    </style:style>
    <style:style style:name="co68" style:family="table-column">
      <style:table-column-properties fo:break-before="auto" style:column-width="2.1047in"/>
    </style:style>
    <style:style style:name="co69" style:family="table-column">
      <style:table-column-properties fo:break-before="auto" style:column-width="2.1799in"/>
    </style:style>
    <style:style style:name="co70" style:family="table-column">
      <style:table-column-properties fo:break-before="auto" style:column-width="1.8902in"/>
    </style:style>
    <style:style style:name="co71" style:family="table-column">
      <style:table-column-properties fo:break-before="auto" style:column-width="2.7047in"/>
    </style:style>
    <style:style style:name="co72" style:family="table-column">
      <style:table-column-properties fo:break-before="auto" style:column-width="1.3756in"/>
    </style:style>
    <style:style style:name="co73" style:family="table-column">
      <style:table-column-properties fo:break-before="auto" style:column-width="1.9335in"/>
    </style:style>
    <style:style style:name="co74" style:family="table-column">
      <style:table-column-properties fo:break-before="auto" style:column-width="1.2575in"/>
    </style:style>
    <style:style style:name="co75" style:family="table-column">
      <style:table-column-properties fo:break-before="auto" style:column-width="1.15in"/>
    </style:style>
    <style:style style:name="co76" style:family="table-column">
      <style:table-column-properties fo:break-before="auto" style:column-width="1.7937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 style:data-style-name="N61">
      <style:table-cell-properties fo:background-color="#ffff00"/>
    </style:style>
    <style:style style:name="ce12" style:family="table-cell" style:parent-style-name="Default" style:data-style-name="N61">
      <style:table-cell-properties fo:background-color="#729fcf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3838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61">
      <style:table-cell-properties fo:background-color="#ffff00"/>
    </style:style>
    <style:style style:name="ce18" style:family="table-cell" style:parent-style-name="Default" style:data-style-name="N61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nsembles_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25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6" table:default-cell-style-name="Default"/>
        <table:table-column table:style-name="co3" table:default-cell-style-name="Default"/>
        <table:table-column table:style-name="co63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9" table:default-cell-style-name="Default"/>
        <table:table-column table:style-name="co67" table:number-columns-repeated="3" table:default-cell-style-name="Default"/>
        <table:table-column table:style-name="co68" table:default-cell-style-name="Default"/>
        <table:table-column table:style-name="co5" table:default-cell-style-name="Default"/>
        <table:table-column table:style-name="co69" table:default-cell-style-name="Default"/>
        <table:table-column table:style-name="co53" table:default-cell-style-name="Default"/>
        <table:table-column table:style-name="co5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4" table:number-columns-repeated="2" table:default-cell-style-name="Default"/>
        <table:table-column table:style-name="co60" table:default-cell-style-name="Default"/>
        <table:table-column table:style-name="co71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2" table:default-cell-style-name="Default"/>
        <table:table-column table:style-name="co51" table:default-cell-style-name="ce15"/>
        <table:table-column table:style-name="co4" table:default-cell-style-name="ce15"/>
        <table:table-column table:style-name="co59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2" table:number-columns-repeated="2" table:default-cell-style-name="Default"/>
        <table:table-column table:style-name="co32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3" table:default-cell-style-name="ce15"/>
        <table:table-column table:style-name="co77" table:number-columns-repeated="894" table:default-cell-style-name="Default"/>
        <table:table-row table:style-name="ro1">
          <table:table-cell/>
          <table:table-cell office:value-type="string" calcext:value-type="string">
            <text:p>regional</text:p>
          </table:table-cell>
          <table:table-cell office:value-type="string" calcext:value-type="string">
            <text:p>score</text:p>
          </table:table-cell>
          <table:table-cell table:style-name="ce14" office:value-type="string" calcext:value-type="string">
            <text:p>pass_fire_response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Z2_PEAS_Unnamed: 0</text:p>
          </table:table-cell>
          <table:table-cell office:value-type="string" calcext:value-type="string">
            <text:p>CZ2_PEAS_inst_id</text:p>
          </table:table-cell>
          <table:table-cell office:value-type="string" calcext:value-type="string">
            <text:p>CZ2_PEAS_CZ2-trans-id</text:p>
          </table:table-cell>
          <table:table-cell office:value-type="string" calcext:value-type="string">
            <text:p>CZ2_PEAS_rmse</text:p>
          </table:table-cell>
          <table:table-cell office:value-type="string" calcext:value-type="string">
            <text:p>CZ2_PEAS_AGB</text:p>
          </table:table-cell>
          <table:table-cell office:value-type="string" calcext:value-type="string">
            <text:p>CZ2_PEAS_FailedPFTs</text:p>
          </table:table-cell>
          <table:table-cell office:value-type="string" calcext:value-type="string">
            <text:p>CZ2_PEAS_ShannonE</text:p>
          </table:table-cell>
          <table:table-cell office:value-type="string" calcext:value-type="string">
            <text:p>CZ2_PEAS_BA</text:p>
          </table:table-cell>
          <table:table-cell office:value-type="string" calcext:value-type="string">
            <text:p>CZ2_PEAS_BA_pine</text:p>
          </table:table-cell>
          <table:table-cell office:value-type="string" calcext:value-type="string">
            <text:p>CZ2_PEAS_BA_cedar</text:p>
          </table:table-cell>
          <table:table-cell office:value-type="string" calcext:value-type="string">
            <text:p>CZ2_PEAS_BA_fir</text:p>
          </table:table-cell>
          <table:table-cell office:value-type="string" calcext:value-type="string">
            <text:p>CZ2_PEAS_BA_oak</text:p>
          </table:table-cell>
          <table:table-cell office:value-type="string" calcext:value-type="string">
            <text:p>CZ2_PEAS_Pct_shrub_cover</text:p>
          </table:table-cell>
          <table:table-cell office:value-type="string" calcext:value-type="string">
            <text:p>CZ2_PEAS_Pct_shrub_cover_canopy</text:p>
          </table:table-cell>
          <table:table-cell office:value-type="string" calcext:value-type="string">
            <text:p>CZ2_PEAS_TreeStemD</text:p>
          </table:table-cell>
          <table:table-cell office:value-type="string" calcext:value-type="string">
            <text:p>CZ2_PEAS_TreeStemD_40</text:p>
          </table:table-cell>
          <table:table-cell office:value-type="string" calcext:value-type="string">
            <text:p>CZ2_PEAS_TreeStemD_60</text:p>
          </table:table-cell>
          <table:table-cell office:value-type="string" calcext:value-type="string">
            <text:p>CZ2_PEAS_TreeStemD_80</text:p>
          </table:table-cell>
          <table:table-cell office:value-type="string" calcext:value-type="string">
            <text:p>CZ2_PEAS_TreeStemD_100</text:p>
          </table:table-cell>
          <table:table-cell office:value-type="string" calcext:value-type="string">
            <text:p>CZ2_PEAS_ResproutD_oak</text:p>
          </table:table-cell>
          <table:table-cell office:value-type="string" calcext:value-type="string">
            <text:p>CZ2_PEAS_ResproutD_shrub</text:p>
          </table:table-cell>
          <table:table-cell office:value-type="string" calcext:value-type="string">
            <text:p>CZ2_PEAS_BA_shrub</text:p>
          </table:table-cell>
          <table:table-cell office:value-type="string" calcext:value-type="string">
            <text:p>CZ2_PEAS_NPP</text:p>
          </table:table-cell>
          <table:table-cell office:value-type="string" calcext:value-type="string">
            <text:p>CZ2_PEAS_Combustible_fuel</text:p>
          </table:table-cell>
          <table:table-cell office:value-type="string" calcext:value-type="string">
            <text:p>CZ2_PEAS_param_file_path</text:p>
          </table:table-cell>
          <table:table-cell office:value-type="string" calcext:value-type="string">
            <text:p>CZ2_PEAS_fates_leaf_vcmax25top_1</text:p>
          </table:table-cell>
          <table:table-cell office:value-type="string" calcext:value-type="string">
            <text:p>CZ2_PEAS_Burned_area</text:p>
          </table:table-cell>
          <table:table-cell office:value-type="string" calcext:value-type="string">
            <text:p>CZ2_PEAS_Pct_high_severity_1700</text:p>
          </table:table-cell>
          <table:table-cell office:value-type="string" calcext:value-type="string">
            <text:p>CZ2_PEAS_Pct_high_severity_3500</text:p>
          </table:table-cell>
          <table:table-cell office:value-type="string" calcext:value-type="string">
            <text:p>CZ2_TRANS_Unnamed: 0</text:p>
          </table:table-cell>
          <table:table-cell office:value-type="string" calcext:value-type="string">
            <text:p>CZ2_TRANS_inst_id</text:p>
          </table:table-cell>
          <table:table-cell office:value-type="string" calcext:value-type="string">
            <text:p>CZ2_TRANS_AGB</text:p>
          </table:table-cell>
          <table:table-cell office:value-type="string" calcext:value-type="string">
            <text:p>CZ2_TRANS_FailedPFTs</text:p>
          </table:table-cell>
          <table:table-cell office:value-type="string" calcext:value-type="string">
            <text:p>CZ2_TRANS_ShannonE</text:p>
          </table:table-cell>
          <table:table-cell office:value-type="string" calcext:value-type="string">
            <text:p>CZ2_TRANS_BA</text:p>
          </table:table-cell>
          <table:table-cell office:value-type="string" calcext:value-type="string">
            <text:p>CZ2_TRANS_BA_pine</text:p>
          </table:table-cell>
          <table:table-cell office:value-type="string" calcext:value-type="string">
            <text:p>CZ2_TRANS_BA_cedar</text:p>
          </table:table-cell>
          <table:table-cell office:value-type="string" calcext:value-type="string">
            <text:p>CZ2_TRANS_BA_fir</text:p>
          </table:table-cell>
          <table:table-cell office:value-type="string" calcext:value-type="string">
            <text:p>CZ2_TRANS_BA_oak</text:p>
          </table:table-cell>
          <table:table-cell office:value-type="string" calcext:value-type="string">
            <text:p>CZ2_TRANS_Pct_shrub_cover</text:p>
          </table:table-cell>
          <table:table-cell office:value-type="string" calcext:value-type="string">
            <text:p>CZ2_TRANS_Pct_shrub_cover_canopy</text:p>
          </table:table-cell>
          <table:table-cell office:value-type="string" calcext:value-type="string">
            <text:p>CZ2_TRANS_TreeStemD</text:p>
          </table:table-cell>
          <table:table-cell office:value-type="string" calcext:value-type="string">
            <text:p>CZ2_TRANS_TreeStemD_40</text:p>
          </table:table-cell>
          <table:table-cell office:value-type="string" calcext:value-type="string">
            <text:p>CZ2_TRANS_TreeStemD_60</text:p>
          </table:table-cell>
          <table:table-cell office:value-type="string" calcext:value-type="string">
            <text:p>CZ2_TRANS_TreeStemD_80</text:p>
          </table:table-cell>
          <table:table-cell office:value-type="string" calcext:value-type="string">
            <text:p>CZ2_TRANS_TreeStemD_100</text:p>
          </table:table-cell>
          <table:table-cell office:value-type="string" calcext:value-type="string">
            <text:p>CZ2_TRANS_ResproutD_oak</text:p>
          </table:table-cell>
          <table:table-cell office:value-type="string" calcext:value-type="string">
            <text:p>CZ2_TRANS_ResproutD_shrub</text:p>
          </table:table-cell>
          <table:table-cell office:value-type="string" calcext:value-type="string">
            <text:p>CZ2_TRANS_BA_shrub</text:p>
          </table:table-cell>
          <table:table-cell office:value-type="string" calcext:value-type="string">
            <text:p>CZ2_TRANS_NPP</text:p>
          </table:table-cell>
          <table:table-cell office:value-type="string" calcext:value-type="string">
            <text:p>CZ2_TRANS_Combustible_fuel</text:p>
          </table:table-cell>
          <table:table-cell office:value-type="string" calcext:value-type="string">
            <text:p>CZ2_TRANS_Burned_area</text:p>
          </table:table-cell>
          <table:table-cell office:value-type="string" calcext:value-type="string">
            <text:p>CZ2_TRANS_Pct_high_severity_1700</text:p>
          </table:table-cell>
          <table:table-cell office:value-type="string" calcext:value-type="string">
            <text:p>CZ2_TRANS_Pct_high_severity_3500</text:p>
          </table:table-cell>
          <table:table-cell office:value-type="string" calcext:value-type="string">
            <text:p>CZ2_TRANS_param_file_path</text:p>
          </table:table-cell>
          <table:table-cell office:value-type="string" calcext:value-type="string">
            <text:p>CZ2_TRANS_fates_leaf_vcmax25top_1</text:p>
          </table:table-cell>
          <table:table-cell office:value-type="string" calcext:value-type="string">
            <text:p>STAN_PEAS_Unnamed: 0</text:p>
          </table:table-cell>
          <table:table-cell office:value-type="string" calcext:value-type="string">
            <text:p>STAN_PEAS_inst_id</text:p>
          </table:table-cell>
          <table:table-cell office:value-type="string" calcext:value-type="string">
            <text:p>STAN_PEAS_AGB</text:p>
          </table:table-cell>
          <table:table-cell office:value-type="string" calcext:value-type="string">
            <text:p>STAN_PEAS_FailedPFTs</text:p>
          </table:table-cell>
          <table:table-cell office:value-type="string" calcext:value-type="string">
            <text:p>STAN_PEAS_ShannonE</text:p>
          </table:table-cell>
          <table:table-cell office:value-type="string" calcext:value-type="string">
            <text:p>STAN_PEAS_BA</text:p>
          </table:table-cell>
          <table:table-cell office:value-type="string" calcext:value-type="string">
            <text:p>STAN_PEAS_BA_pine</text:p>
          </table:table-cell>
          <table:table-cell office:value-type="string" calcext:value-type="string">
            <text:p>STAN_PEAS_BA_cedar</text:p>
          </table:table-cell>
          <table:table-cell office:value-type="string" calcext:value-type="string">
            <text:p>STAN_PEAS_BA_fir</text:p>
          </table:table-cell>
          <table:table-cell office:value-type="string" calcext:value-type="string">
            <text:p>STAN_PEAS_BA_oak</text:p>
          </table:table-cell>
          <table:table-cell office:value-type="string" calcext:value-type="string">
            <text:p>STAN_PEAS_Pct_shrub_cover</text:p>
          </table:table-cell>
          <table:table-cell office:value-type="string" calcext:value-type="string">
            <text:p>STAN_PEAS_Pct_shrub_cover_canopy</text:p>
          </table:table-cell>
          <table:table-cell office:value-type="string" calcext:value-type="string">
            <text:p>STAN_PEAS_TreeStemD</text:p>
          </table:table-cell>
          <table:table-cell office:value-type="string" calcext:value-type="string">
            <text:p>STAN_PEAS_TreeStemD_40</text:p>
          </table:table-cell>
          <table:table-cell office:value-type="string" calcext:value-type="string">
            <text:p>STAN_PEAS_TreeStemD_60</text:p>
          </table:table-cell>
          <table:table-cell office:value-type="string" calcext:value-type="string">
            <text:p>STAN_PEAS_TreeStemD_80</text:p>
          </table:table-cell>
          <table:table-cell office:value-type="string" calcext:value-type="string">
            <text:p>STAN_PEAS_TreeStemD_100</text:p>
          </table:table-cell>
          <table:table-cell office:value-type="string" calcext:value-type="string">
            <text:p>STAN_PEAS_ResproutD_oak</text:p>
          </table:table-cell>
          <table:table-cell office:value-type="string" calcext:value-type="string">
            <text:p>STAN_PEAS_ResproutD_shrub</text:p>
          </table:table-cell>
          <table:table-cell office:value-type="string" calcext:value-type="string">
            <text:p>STAN_PEAS_BA_shrub</text:p>
          </table:table-cell>
          <table:table-cell office:value-type="string" calcext:value-type="string">
            <text:p>STAN_PEAS_NPP</text:p>
          </table:table-cell>
          <table:table-cell office:value-type="string" calcext:value-type="string">
            <text:p>STAN_PEAS_Combustible_fuel</text:p>
          </table:table-cell>
          <table:table-cell office:value-type="string" calcext:value-type="string">
            <text:p>STAN_PEAS_Burned_area</text:p>
          </table:table-cell>
          <table:table-cell office:value-type="string" calcext:value-type="string">
            <text:p>STAN_PEAS_Pct_high_severity_1700</text:p>
          </table:table-cell>
          <table:table-cell office:value-type="string" calcext:value-type="string">
            <text:p>STAN_PEAS_Pct_high_severity_3500</text:p>
          </table:table-cell>
          <table:table-cell office:value-type="string" calcext:value-type="string">
            <text:p>STAN_PEAS_param_file_path</text:p>
          </table:table-cell>
          <table:table-cell office:value-type="string" calcext:value-type="string">
            <text:p>STAN_PEAS_fates_leaf_vcmax25top_1</text:p>
          </table:table-cell>
          <table:table-cell office:value-type="string" calcext:value-type="string">
            <text:p>STAN_TRANS_Unnamed: 0</text:p>
          </table:table-cell>
          <table:table-cell office:value-type="string" calcext:value-type="string">
            <text:p>STAN_TRANS_inst_id</text:p>
          </table:table-cell>
          <table:table-cell office:value-type="string" calcext:value-type="string">
            <text:p>STAN_TRANS_AGB</text:p>
          </table:table-cell>
          <table:table-cell office:value-type="string" calcext:value-type="string">
            <text:p>STAN_TRANS_FailedPFTs</text:p>
          </table:table-cell>
          <table:table-cell office:value-type="string" calcext:value-type="string">
            <text:p>STAN_TRANS_ShannonE</text:p>
          </table:table-cell>
          <table:table-cell office:value-type="string" calcext:value-type="string">
            <text:p>STAN_TRANS_BA</text:p>
          </table:table-cell>
          <table:table-cell office:value-type="string" calcext:value-type="string">
            <text:p>STAN_TRANS_BA_pine</text:p>
          </table:table-cell>
          <table:table-cell office:value-type="string" calcext:value-type="string">
            <text:p>STAN_TRANS_BA_cedar</text:p>
          </table:table-cell>
          <table:table-cell office:value-type="string" calcext:value-type="string">
            <text:p>STAN_TRANS_BA_fir</text:p>
          </table:table-cell>
          <table:table-cell office:value-type="string" calcext:value-type="string">
            <text:p>STAN_TRANS_BA_oak</text:p>
          </table:table-cell>
          <table:table-cell office:value-type="string" calcext:value-type="string">
            <text:p>STAN_TRANS_Pct_shrub_cover</text:p>
          </table:table-cell>
          <table:table-cell office:value-type="string" calcext:value-type="string">
            <text:p>STAN_TRANS_Pct_shrub_cover_canopy</text:p>
          </table:table-cell>
          <table:table-cell office:value-type="string" calcext:value-type="string">
            <text:p>STAN_TRANS_TreeStemD</text:p>
          </table:table-cell>
          <table:table-cell office:value-type="string" calcext:value-type="string">
            <text:p>STAN_TRANS_TreeStemD_40</text:p>
          </table:table-cell>
          <table:table-cell office:value-type="string" calcext:value-type="string">
            <text:p>STAN_TRANS_TreeStemD_60</text:p>
          </table:table-cell>
          <table:table-cell office:value-type="string" calcext:value-type="string">
            <text:p>STAN_TRANS_TreeStemD_80</text:p>
          </table:table-cell>
          <table:table-cell office:value-type="string" calcext:value-type="string">
            <text:p>STAN_TRANS_TreeStemD_100</text:p>
          </table:table-cell>
          <table:table-cell office:value-type="string" calcext:value-type="string">
            <text:p>STAN_TRANS_ResproutD_oak</text:p>
          </table:table-cell>
          <table:table-cell office:value-type="string" calcext:value-type="string">
            <text:p>STAN_TRANS_ResproutD_shrub</text:p>
          </table:table-cell>
          <table:table-cell office:value-type="string" calcext:value-type="string">
            <text:p>STAN_TRANS_BA_shrub</text:p>
          </table:table-cell>
          <table:table-cell office:value-type="string" calcext:value-type="string">
            <text:p>STAN_TRANS_NPP</text:p>
          </table:table-cell>
          <table:table-cell office:value-type="string" calcext:value-type="string">
            <text:p>STAN_TRANS_Combustible_fuel</text:p>
          </table:table-cell>
          <table:table-cell office:value-type="string" calcext:value-type="string">
            <text:p>STAN_TRANS_Burned_area</text:p>
          </table:table-cell>
          <table:table-cell office:value-type="string" calcext:value-type="string">
            <text:p>STAN_TRANS_Pct_high_severity_1700</text:p>
          </table:table-cell>
          <table:table-cell office:value-type="string" calcext:value-type="string">
            <text:p>STAN_TRANS_Pct_high_severity_3500</text:p>
          </table:table-cell>
          <table:table-cell office:value-type="string" calcext:value-type="string">
            <text:p>STAN_TRANS_param_file_path</text:p>
          </table:table-cell>
          <table:table-cell office:value-type="string" calcext:value-type="string">
            <text:p>STAN_TRANS_fates_leaf_vcmax25top_1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limate fir_response</text:p>
          </table:table-cell>
          <table:table-cell office:value-type="string" calcext:value-type="string">
            <text:p>climate_conifer_ba_response</text:p>
          </table:table-cell>
          <table:table-cell office:value-type="string" calcext:value-type="string">
            <text:p>climate_oak_response</text:p>
          </table:table-cell>
          <table:table-cell office:value-type="string" calcext:value-type="string">
            <text:p>climate_shrub_response</text:p>
          </table:table-cell>
          <table:table-cell office:value-type="string" calcext:value-type="string">
            <text:p>pass_fire_response</text:p>
          </table:table-cell>
          <table:table-cell office:value-type="string" calcext:value-type="string">
            <text:p>pft_response_score_to_fire</text:p>
          </table:table-cell>
          <table:table-cell office:value-type="string" calcext:value-type="string">
            <text:p>fire_oak_response</text:p>
          </table:table-cell>
          <table:table-cell office:value-type="string" calcext:value-type="string">
            <text:p>fire_fir_response</text:p>
          </table:table-cell>
          <table:table-cell office:value-type="string" calcext:value-type="string">
            <text:p>fire_cedar_response</text:p>
          </table:table-cell>
          <table:table-cell office:value-type="string" calcext:value-type="string">
            <text:p>fire_shrub_response</text:p>
          </table:table-cell>
          <table:table-cell office:value-type="string" calcext:value-type="string">
            <text:p>fire_stem_den_response</text:p>
          </table:table-cell>
          <table:table-cell office:value-type="string" calcext:value-type="string">
            <text:p>fire_burned_area_response</text:p>
          </table:table-cell>
          <table:table-cell office:value-type="string" calcext:value-type="string">
            <text:p>fire_PHS_1700_response</text:p>
          </table:table-cell>
          <table:table-cell office:value-type="string" calcext:value-type="string">
            <text:p>score</text:p>
          </table:table-cell>
          <table:table-cell table:number-columns-repeated="8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yes</text:p>
          </table:table-cell>
          <table:table-cell office:value-type="float" office:value="4.58103230893788" calcext:value-type="float">
            <text:p>4.58103230893788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Z2_equilibrium_110523_01_-17e2acb6a_FATES-8a054a12_0049</text:p>
          </table:table-cell>
          <table:table-cell table:style-name="ce13" office:value-type="string" calcext:value-type="string">
            <text:p>CZ2_trans_110923_0009</text:p>
          </table:table-cell>
          <table:table-cell table:style-name="ce13" office:value-type="float" office:value="3.57279786599215" calcext:value-type="float">
            <text:p>3.57279786599215</text:p>
          </table:table-cell>
          <table:table-cell table:style-name="ce13" office:value-type="float" office:value="4.84743642807007" calcext:value-type="float">
            <text:p>4.8474364280700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38594274286412" calcext:value-type="float">
            <text:p>0.538594274286412</text:p>
          </table:table-cell>
          <table:table-cell table:style-name="ce13" office:value-type="float" office:value="14.034696" calcext:value-type="float">
            <text:p>14.034696</text:p>
          </table:table-cell>
          <table:table-cell office:value-type="float" office:value="0.14266163" calcext:value-type="float">
            <text:p>0.14266163</text:p>
          </table:table-cell>
          <table:table-cell office:value-type="float" office:value="13.054911" calcext:value-type="float">
            <text:p>13.054911</text:p>
          </table:table-cell>
          <table:table-cell office:value-type="float" office:value="0.48061043" calcext:value-type="float">
            <text:p>0.48061043</text:p>
          </table:table-cell>
          <table:table-cell office:value-type="float" office:value="0.3565121" calcext:value-type="float">
            <text:p>0.3565121</text:p>
          </table:table-cell>
          <table:table-cell office:value-type="float" office:value="0.5261481" calcext:value-type="float">
            <text:p>0.5261481</text:p>
          </table:table-cell>
          <table:table-cell office:value-type="float" office:value="0.4790356" calcext:value-type="float">
            <text:p>0.4790356</text:p>
          </table:table-cell>
          <table:table-cell table:style-name="ce13" office:value-type="float" office:value="257.210191339254" calcext:value-type="float">
            <text:p>257.210191339254</text:p>
          </table:table-cell>
          <table:table-cell table:style-name="ce13" office:value-type="float" office:value="24.3398966267705" calcext:value-type="float">
            <text:p>24.3398966267705</text:p>
          </table:table-cell>
          <table:table-cell table:style-name="ce13" office:value-type="float" office:value="3.40309721650556" calcext:value-type="float">
            <text:p>3.4030972165055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3723013" calcext:value-type="float">
            <text:p>2.37230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9527235" calcext:value-type="float">
            <text:p>10.9527235</text:p>
          </table:table-cell>
          <table:table-cell table:style-name="ce13" office:value-type="float" office:value="0.773154835002288" calcext:value-type="float">
            <text:p>0.773154835002288</text:p>
          </table:table-cell>
          <table:table-cell table:style-name="ce13" office:value-type="float" office:value="2.409068" calcext:value-type="float">
            <text:p>2.409068</text:p>
          </table:table-cell>
          <table:table-cell table:style-name="ce13" office:value-type="string" calcext:value-type="string">
            <text:p>/glade/u/home/adamhb/ahb_params/fates_api_25/ensembles/CZ2_equilibrium_110523_01/CZ2_equilibrium_110523_004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13" office:value-type="float" office:value="43.6363636363636" calcext:value-type="float">
            <text:p>43.6363636363636</text:p>
          </table:table-cell>
          <table:table-cell table:style-name="ce13" office:value-type="float" office:value="15.1515151515152" calcext:value-type="float">
            <text:p>15.151515151515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Z2_trans_1950_2020_111223_-17e2acb6a_FATES-8a054a12_0009</text:p>
          </table:table-cell>
          <table:table-cell table:style-name="ce13" office:value-type="float" office:value="12.8267593383789" calcext:value-type="float">
            <text:p>12.82675933837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76191136684203" calcext:value-type="float">
            <text:p>0.276191136684203</text:p>
          </table:table-cell>
          <table:table-cell table:style-name="ce13" office:value-type="float" office:value="40.17272" calcext:value-type="float">
            <text:p>40.17272</text:p>
          </table:table-cell>
          <table:table-cell table:style-name="ce13" office:value-type="float" office:value="0.25888366" calcext:value-type="float">
            <text:p>0.25888366</text:p>
          </table:table-cell>
          <table:table-cell table:style-name="ce13" office:value-type="float" office:value="38.467854" calcext:value-type="float">
            <text:p>38.467854</text:p>
          </table:table-cell>
          <table:table-cell table:style-name="ce13" office:value-type="float" office:value="0.66396344" calcext:value-type="float">
            <text:p>0.66396344</text:p>
          </table:table-cell>
          <table:table-cell table:style-name="ce13" office:value-type="float" office:value="0.7820214" calcext:value-type="float">
            <text:p>0.7820214</text:p>
          </table:table-cell>
          <table:table-cell table:style-name="ce13" office:value-type="float" office:value="0.17081353" calcext:value-type="float">
            <text:p>0.17081353</text:p>
          </table:table-cell>
          <table:table-cell table:style-name="ce13" office:value-type="float" office:value="0.06869265" calcext:value-type="float">
            <text:p>0.06869265</text:p>
          </table:table-cell>
          <table:table-cell table:style-name="ce13" office:value-type="float" office:value="815.835371613503" calcext:value-type="float">
            <text:p>815.835371613503</text:p>
          </table:table-cell>
          <table:table-cell table:style-name="ce13" office:value-type="float" office:value="95.5959036946297" calcext:value-type="float">
            <text:p>95.5959036946297</text:p>
          </table:table-cell>
          <table:table-cell table:style-name="ce13" office:value-type="float" office:value="22.2060875967145" calcext:value-type="float">
            <text:p>22.2060875967145</text:p>
          </table:table-cell>
          <table:table-cell table:style-name="ce13" office:value-type="float" office:value="0.0313609848490159" calcext:value-type="float">
            <text:p>0.0313609848490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0075526" calcext:value-type="float">
            <text:p>0.300755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868578" calcext:value-type="float">
            <text:p>2.7868578</text:p>
          </table:table-cell>
          <table:table-cell table:style-name="ce13" office:value-type="float" office:value="1.02631703532552" calcext:value-type="float">
            <text:p>1.02631703532552</text:p>
          </table:table-cell>
          <table:table-cell table:style-name="ce13" office:value-type="float" office:value="1.7833557" calcext:value-type="float">
            <text:p>1.7833557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53.6764705882353" calcext:value-type="float">
            <text:p>53.6764705882353</text:p>
          </table:table-cell>
          <table:table-cell table:style-name="ce13" office:value-type="float" office:value="16.1764705882353" calcext:value-type="float">
            <text:p>16.1764705882353</text:p>
          </table:table-cell>
          <table:table-cell table:style-name="ce13" office:value-type="string" calcext:value-type="string">
            <text:p>/glade/u/home/adamhb/ahb_params/fates_api_25/ensembles/CZ2_trans_1109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STAN_equilibrium_111023_01_-17e2acb6a_FATES-8a054a12_0009</text:p>
          </table:table-cell>
          <table:table-cell table:style-name="ce13" office:value-type="float" office:value="18.2356395721436" calcext:value-type="float">
            <text:p>18.23563957214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992233454511" calcext:value-type="float">
            <text:p>0.246992233454511</text:p>
          </table:table-cell>
          <table:table-cell table:style-name="ce13" office:value-type="float" office:value="50.864185" calcext:value-type="float">
            <text:p>50.864185</text:p>
          </table:table-cell>
          <table:table-cell table:style-name="ce13" office:value-type="float" office:value="1.4212538" calcext:value-type="float">
            <text:p>1.4212538</text:p>
          </table:table-cell>
          <table:table-cell table:style-name="ce13" office:value-type="float" office:value="46.23503" calcext:value-type="float">
            <text:p>46.23503</text:p>
          </table:table-cell>
          <table:table-cell table:style-name="ce13" office:value-type="float" office:value="2.4086537" calcext:value-type="float">
            <text:p>2.4086537</text:p>
          </table:table-cell>
          <table:table-cell table:style-name="ce13" office:value-type="float" office:value="0.7992475" calcext:value-type="float">
            <text:p>0.7992475</text:p>
          </table:table-cell>
          <table:table-cell table:style-name="ce13" office:value-type="float" office:value="0.00035672507" calcext:value-type="float">
            <text:p>0.00035672507</text:p>
          </table:table-cell>
          <table:table-cell table:style-name="ce13" office:value-type="float" office:value="0.0002674149" calcext:value-type="float">
            <text:p>0.0002674149</text:p>
          </table:table-cell>
          <table:table-cell table:style-name="ce13" office:value-type="float" office:value="447.798743844032" calcext:value-type="float">
            <text:p>447.798743844032</text:p>
          </table:table-cell>
          <table:table-cell table:style-name="ce13" office:value-type="float" office:value="162.74580731988" calcext:value-type="float">
            <text:p>162.74580731988</text:p>
          </table:table-cell>
          <table:table-cell table:style-name="ce13" office:value-type="float" office:value="43.7567429617047" calcext:value-type="float">
            <text:p>43.7567429617047</text:p>
          </table:table-cell>
          <table:table-cell table:style-name="ce13" office:value-type="float" office:value="2.33677361393347" calcext:value-type="float">
            <text:p>2.33677361393347</text:p>
          </table:table-cell>
          <table:table-cell table:style-name="ce13" office:value-type="float" office:value="0.0139696385303977" calcext:value-type="float">
            <text:p>0.013969638530398</text:p>
          </table:table-cell>
          <table:table-cell table:style-name="ce13" office:value-type="float" office:value="0.12593225" calcext:value-type="float">
            <text:p>0.125932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827386" calcext:value-type="float">
            <text:p>0.0058827386</text:p>
          </table:table-cell>
          <table:table-cell table:style-name="ce13" office:value-type="float" office:value="0.854399073091372" calcext:value-type="float">
            <text:p>0.854399073091372</text:p>
          </table:table-cell>
          <table:table-cell table:style-name="ce13" office:value-type="float" office:value="1.2913976" calcext:value-type="float">
            <text:p>1.291397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7.76699029126214" calcext:value-type="float">
            <text:p>7.76699029126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STAN_equilibrium_111023_01_-17e2acb6a_FATES-8a054a12_0009</text:p>
          </table:table-cell>
          <table:table-cell table:style-name="ce13" office:value-type="float" office:value="18.2356395721436" calcext:value-type="float">
            <text:p>18.23563957214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992233454511" calcext:value-type="float">
            <text:p>0.246992233454511</text:p>
          </table:table-cell>
          <table:table-cell table:style-name="ce13" office:value-type="float" office:value="50.864185" calcext:value-type="float">
            <text:p>50.864185</text:p>
          </table:table-cell>
          <table:table-cell table:style-name="ce13" office:value-type="float" office:value="1.4212538" calcext:value-type="float">
            <text:p>1.4212538</text:p>
          </table:table-cell>
          <table:table-cell table:style-name="ce13" office:value-type="float" office:value="46.23503" calcext:value-type="float">
            <text:p>46.23503</text:p>
          </table:table-cell>
          <table:table-cell table:style-name="ce13" office:value-type="float" office:value="2.4086537" calcext:value-type="float">
            <text:p>2.4086537</text:p>
          </table:table-cell>
          <table:table-cell table:style-name="ce13" office:value-type="float" office:value="0.7992475" calcext:value-type="float">
            <text:p>0.7992475</text:p>
          </table:table-cell>
          <table:table-cell table:style-name="ce13" office:value-type="float" office:value="0.00035672507" calcext:value-type="float">
            <text:p>0.00035672507</text:p>
          </table:table-cell>
          <table:table-cell table:style-name="ce13" office:value-type="float" office:value="0.0002674149" calcext:value-type="float">
            <text:p>0.0002674149</text:p>
          </table:table-cell>
          <table:table-cell table:style-name="ce13" office:value-type="float" office:value="447.798743844032" calcext:value-type="float">
            <text:p>447.798743844032</text:p>
          </table:table-cell>
          <table:table-cell table:style-name="ce13" office:value-type="float" office:value="162.74580731988" calcext:value-type="float">
            <text:p>162.74580731988</text:p>
          </table:table-cell>
          <table:table-cell table:style-name="ce13" office:value-type="float" office:value="43.7567429617047" calcext:value-type="float">
            <text:p>43.7567429617047</text:p>
          </table:table-cell>
          <table:table-cell table:style-name="ce13" office:value-type="float" office:value="2.33677361393347" calcext:value-type="float">
            <text:p>2.33677361393347</text:p>
          </table:table-cell>
          <table:table-cell table:style-name="ce13" office:value-type="float" office:value="0.0139696385303977" calcext:value-type="float">
            <text:p>0.013969638530398</text:p>
          </table:table-cell>
          <table:table-cell table:style-name="ce13" office:value-type="float" office:value="0.12593225" calcext:value-type="float">
            <text:p>0.125932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827386" calcext:value-type="float">
            <text:p>0.0058827386</text:p>
          </table:table-cell>
          <table:table-cell table:style-name="ce13" office:value-type="float" office:value="0.854399073091372" calcext:value-type="float">
            <text:p>0.854399073091372</text:p>
          </table:table-cell>
          <table:table-cell table:style-name="ce13" office:value-type="float" office:value="1.2913976" calcext:value-type="float">
            <text:p>1.291397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7.76699029126214" calcext:value-type="float">
            <text:p>7.76699029126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office:value-type="float" office:value="4.58103230893788" calcext:value-type="float">
            <text:p>4.58103230893788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/>
          <table:table-cell office:value-type="float" office:value="4.62358096964554" calcext:value-type="float">
            <text:p>4.6235809696455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Z2_equilibrium_110523_01_-17e2acb6a_FATES-8a054a12_0054</text:p>
          </table:table-cell>
          <table:table-cell table:style-name="ce14" office:value-type="string" calcext:value-type="string">
            <text:p>CZ2_trans_110923_0005</text:p>
          </table:table-cell>
          <table:table-cell table:style-name="ce14" office:value-type="float" office:value="3.55047729431869" calcext:value-type="float">
            <text:p>3.55047729431869</text:p>
          </table:table-cell>
          <table:table-cell table:style-name="ce14" office:value-type="float" office:value="3.5626368522644" calcext:value-type="float">
            <text:p>3.562636852264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1475193263022" calcext:value-type="float">
            <text:p>0.561475193263022</text:p>
          </table:table-cell>
          <table:table-cell table:style-name="ce14" office:value-type="float" office:value="12.594522" calcext:value-type="float">
            <text:p>12.594522</text:p>
          </table:table-cell>
          <table:table-cell office:value-type="float" office:value="0.119915515" calcext:value-type="float">
            <text:p>0.119915515</text:p>
          </table:table-cell>
          <table:table-cell office:value-type="float" office:value="11.409325" calcext:value-type="float">
            <text:p>11.409325</text:p>
          </table:table-cell>
          <table:table-cell office:value-type="float" office:value="0.8267072" calcext:value-type="float">
            <text:p>0.8267072</text:p>
          </table:table-cell>
          <table:table-cell office:value-type="float" office:value="0.23857519" calcext:value-type="float">
            <text:p>0.23857519</text:p>
          </table:table-cell>
          <table:table-cell office:value-type="float" office:value="0.54657584" calcext:value-type="float">
            <text:p>0.54657584</text:p>
          </table:table-cell>
          <table:table-cell office:value-type="float" office:value="0.41495448" calcext:value-type="float">
            <text:p>0.41495448</text:p>
          </table:table-cell>
          <table:table-cell table:style-name="ce14" office:value-type="float" office:value="207.977779209614" calcext:value-type="float">
            <text:p>207.977779209614</text:p>
          </table:table-cell>
          <table:table-cell table:style-name="ce14" office:value-type="float" office:value="17.9511471651495" calcext:value-type="float">
            <text:p>17.9511471651495</text:p>
          </table:table-cell>
          <table:table-cell table:style-name="ce14" office:value-type="float" office:value="4.31059102993459" calcext:value-type="float">
            <text:p>4.31059102993459</text:p>
          </table:table-cell>
          <table:table-cell table:style-name="ce14" office:value-type="float" office:value="0.0173411524428956" calcext:value-type="float">
            <text:p>0.017341152442896</text:p>
          </table:table-cell>
          <table:table-cell table:style-name="ce17" office:value-type="float" office:value="0.0000801036037501035" calcext:value-type="float">
            <text:p>8.01E-05</text:p>
          </table:table-cell>
          <table:table-cell table:style-name="ce14" office:value-type="float" office:value="4.1612782" calcext:value-type="float">
            <text:p>4.16127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.725879" calcext:value-type="float">
            <text:p>9.725879</text:p>
          </table:table-cell>
          <table:table-cell table:style-name="ce14" office:value-type="float" office:value="0.687338030587625" calcext:value-type="float">
            <text:p>0.687338030587625</text:p>
          </table:table-cell>
          <table:table-cell table:style-name="ce14" office:value-type="float" office:value="0.93622065" calcext:value-type="float">
            <text:p>0.93622065</text:p>
          </table:table-cell>
          <table:table-cell table:style-name="ce14" office:value-type="string" calcext:value-type="string">
            <text:p>/glade/u/home/adamhb/ahb_params/fates_api_25/ensembles/CZ2_equilibrium_110523_01/CZ2_equilibrium_110523_0054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style-name="ce14" office:value-type="float" office:value="0.034" calcext:value-type="float">
            <text:p>0.034</text:p>
          </table:table-cell>
          <table:table-cell table:style-name="ce14" office:value-type="float" office:value="11.5942028985507" calcext:value-type="float">
            <text:p>11.59420289855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Z2_trans_1950_2020_111223_-17e2acb6a_FATES-8a054a12_0005</text:p>
          </table:table-cell>
          <table:table-cell table:style-name="ce14" office:value-type="float" office:value="14.2538957595825" calcext:value-type="float">
            <text:p>14.25389575958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61953344955216" calcext:value-type="float">
            <text:p>0.161953344955216</text:p>
          </table:table-cell>
          <table:table-cell table:style-name="ce14" office:value-type="float" office:value="48.482143" calcext:value-type="float">
            <text:p>48.482143</text:p>
          </table:table-cell>
          <table:table-cell table:style-name="ce14" office:value-type="float" office:value="0.026487377" calcext:value-type="float">
            <text:p>0.026487377</text:p>
          </table:table-cell>
          <table:table-cell table:style-name="ce14" office:value-type="float" office:value="46.75449" calcext:value-type="float">
            <text:p>46.75449</text:p>
          </table:table-cell>
          <table:table-cell table:style-name="ce14" office:value-type="float" office:value="1.6940478" calcext:value-type="float">
            <text:p>1.6940478</text:p>
          </table:table-cell>
          <table:table-cell table:style-name="ce14" office:value-type="float" office:value="0.007116951" calcext:value-type="float">
            <text:p>0.007116951</text:p>
          </table:table-cell>
          <table:table-cell table:style-name="ce14" office:value-type="float" office:value="0.0639666" calcext:value-type="float">
            <text:p>0.0639666</text:p>
          </table:table-cell>
          <table:table-cell table:style-name="ce14" office:value-type="float" office:value="0.03387578" calcext:value-type="float">
            <text:p>0.03387578</text:p>
          </table:table-cell>
          <table:table-cell table:style-name="ce14" office:value-type="float" office:value="237.633734941482" calcext:value-type="float">
            <text:p>237.633734941482</text:p>
          </table:table-cell>
          <table:table-cell table:style-name="ce14" office:value-type="float" office:value="120.40781788528" calcext:value-type="float">
            <text:p>120.40781788528</text:p>
          </table:table-cell>
          <table:table-cell table:style-name="ce14" office:value-type="float" office:value="83.4056828171015" calcext:value-type="float">
            <text:p>83.4056828171015</text:p>
          </table:table-cell>
          <table:table-cell table:style-name="ce14" office:value-type="float" office:value="2.94308760203421" calcext:value-type="float">
            <text:p>2.94308760203421</text:p>
          </table:table-cell>
          <table:table-cell table:style-name="ce14" office:value-type="float" office:value="0.0021983500175792" calcext:value-type="float">
            <text:p>0.002198350017579</text:p>
          </table:table-cell>
          <table:table-cell table:style-name="ce14" office:value-type="float" office:value="0.040213857" calcext:value-type="float">
            <text:p>0.040213857</text:p>
          </table:table-cell>
          <table:table-cell table:style-name="ce14" office:value-type="float" office:value="0.00016236397" calcext:value-type="float">
            <text:p>0.00016236397</text:p>
          </table:table-cell>
          <table:table-cell table:style-name="ce14" office:value-type="float" office:value="1.101877" calcext:value-type="float">
            <text:p>1.101877</text:p>
          </table:table-cell>
          <table:table-cell table:style-name="ce14" office:value-type="float" office:value="1.02168189556551" calcext:value-type="float">
            <text:p>1.02168189556551</text:p>
          </table:table-cell>
          <table:table-cell table:style-name="ce14" office:value-type="float" office:value="1.1754255" calcext:value-type="float">
            <text:p>1.1754255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18.75" calcext:value-type="float">
            <text:p>18.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05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TAN_equilibrium_111023_01_-17e2acb6a_FATES-8a054a12_0005</text:p>
          </table:table-cell>
          <table:table-cell table:style-name="ce14" office:value-type="float" office:value="14.4308519363403" calcext:value-type="float">
            <text:p>14.43085193634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58131575087565" calcext:value-type="float">
            <text:p>0.158131575087565</text:p>
          </table:table-cell>
          <table:table-cell table:style-name="ce14" office:value-type="float" office:value="47.096737" calcext:value-type="float">
            <text:p>47.096737</text:p>
          </table:table-cell>
          <table:table-cell table:style-name="ce14" office:value-type="float" office:value="0.21381499" calcext:value-type="float">
            <text:p>0.21381499</text:p>
          </table:table-cell>
          <table:table-cell table:style-name="ce14" office:value-type="float" office:value="44.665485" calcext:value-type="float">
            <text:p>44.665485</text:p>
          </table:table-cell>
          <table:table-cell table:style-name="ce14" office:value-type="float" office:value="2.0368824" calcext:value-type="float">
            <text:p>2.0368824</text:p>
          </table:table-cell>
          <table:table-cell table:style-name="ce14" office:value-type="float" office:value="0.18055257" calcext:value-type="float">
            <text:p>0.18055257</text:p>
          </table:table-cell>
          <table:table-cell table:style-name="ce14" office:value-type="float" office:value="0.008622953" calcext:value-type="float">
            <text:p>0.008622953</text:p>
          </table:table-cell>
          <table:table-cell table:style-name="ce14" office:value-type="float" office:value="0.0046372567" calcext:value-type="float">
            <text:p>0.0046372567</text:p>
          </table:table-cell>
          <table:table-cell table:style-name="ce14" office:value-type="float" office:value="240.200292319059" calcext:value-type="float">
            <text:p>240.200292319059</text:p>
          </table:table-cell>
          <table:table-cell table:style-name="ce14" office:value-type="float" office:value="97.5477509200573" calcext:value-type="float">
            <text:p>97.5477509200573</text:p>
          </table:table-cell>
          <table:table-cell table:style-name="ce14" office:value-type="float" office:value="56.7990960553288" calcext:value-type="float">
            <text:p>56.7990960553288</text:p>
          </table:table-cell>
          <table:table-cell table:style-name="ce14" office:value-type="float" office:value="43.8955053687096" calcext:value-type="float">
            <text:p>43.8955053687096</text:p>
          </table:table-cell>
          <table:table-cell table:style-name="ce14" office:value-type="float" office:value="0.0563670027986518" calcext:value-type="float">
            <text:p>0.056367002798652</text:p>
          </table:table-cell>
          <table:table-cell table:style-name="ce14" office:value-type="float" office:value="0.92282087" calcext:value-type="float">
            <text:p>0.922820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6632858" calcext:value-type="float">
            <text:p>0.16632858</text:p>
          </table:table-cell>
          <table:table-cell table:style-name="ce14" office:value-type="float" office:value="0.901692041225033" calcext:value-type="float">
            <text:p>0.901692041225033</text:p>
          </table:table-cell>
          <table:table-cell table:style-name="ce14" office:value-type="float" office:value="0.85635996" calcext:value-type="float">
            <text:p>0.85635996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05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TAN_equilibrium_111023_01_-17e2acb6a_FATES-8a054a12_0005</text:p>
          </table:table-cell>
          <table:table-cell table:style-name="ce14" office:value-type="float" office:value="14.4308519363403" calcext:value-type="float">
            <text:p>14.43085193634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58131575087565" calcext:value-type="float">
            <text:p>0.158131575087565</text:p>
          </table:table-cell>
          <table:table-cell table:style-name="ce14" office:value-type="float" office:value="47.096737" calcext:value-type="float">
            <text:p>47.096737</text:p>
          </table:table-cell>
          <table:table-cell table:style-name="ce14" office:value-type="float" office:value="0.21381499" calcext:value-type="float">
            <text:p>0.21381499</text:p>
          </table:table-cell>
          <table:table-cell table:style-name="ce14" office:value-type="float" office:value="44.665485" calcext:value-type="float">
            <text:p>44.665485</text:p>
          </table:table-cell>
          <table:table-cell table:style-name="ce14" office:value-type="float" office:value="2.0368824" calcext:value-type="float">
            <text:p>2.0368824</text:p>
          </table:table-cell>
          <table:table-cell table:style-name="ce14" office:value-type="float" office:value="0.18055257" calcext:value-type="float">
            <text:p>0.18055257</text:p>
          </table:table-cell>
          <table:table-cell table:style-name="ce14" office:value-type="float" office:value="0.008622953" calcext:value-type="float">
            <text:p>0.008622953</text:p>
          </table:table-cell>
          <table:table-cell table:style-name="ce14" office:value-type="float" office:value="0.0046372567" calcext:value-type="float">
            <text:p>0.0046372567</text:p>
          </table:table-cell>
          <table:table-cell table:style-name="ce14" office:value-type="float" office:value="240.200292319059" calcext:value-type="float">
            <text:p>240.200292319059</text:p>
          </table:table-cell>
          <table:table-cell table:style-name="ce14" office:value-type="float" office:value="97.5477509200573" calcext:value-type="float">
            <text:p>97.5477509200573</text:p>
          </table:table-cell>
          <table:table-cell table:style-name="ce14" office:value-type="float" office:value="56.7990960553288" calcext:value-type="float">
            <text:p>56.7990960553288</text:p>
          </table:table-cell>
          <table:table-cell table:style-name="ce14" office:value-type="float" office:value="43.8955053687096" calcext:value-type="float">
            <text:p>43.8955053687096</text:p>
          </table:table-cell>
          <table:table-cell table:style-name="ce14" office:value-type="float" office:value="0.0563670027986518" calcext:value-type="float">
            <text:p>0.056367002798652</text:p>
          </table:table-cell>
          <table:table-cell table:style-name="ce14" office:value-type="float" office:value="0.92282087" calcext:value-type="float">
            <text:p>0.922820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6632858" calcext:value-type="float">
            <text:p>0.16632858</text:p>
          </table:table-cell>
          <table:table-cell table:style-name="ce14" office:value-type="float" office:value="0.901692041225033" calcext:value-type="float">
            <text:p>0.901692041225033</text:p>
          </table:table-cell>
          <table:table-cell table:style-name="ce14" office:value-type="float" office:value="0.85635996" calcext:value-type="float">
            <text:p>0.85635996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05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4.62358096964554" calcext:value-type="float">
            <text:p>4.62358096964554</text:p>
          </table:table-cell>
          <table:table-cell table:style-name="ce15" table:number-columns-repeated="894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/>
          <table:table-cell office:value-type="float" office:value="4.70367817479836" calcext:value-type="float">
            <text:p>4.7036781747983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CZ2_equilibrium_110523_01_-17e2acb6a_FATES-8a054a12_0062</text:p>
          </table:table-cell>
          <table:table-cell table:style-name="ce14" office:value-type="string" calcext:value-type="string">
            <text:p>CZ2_trans_110923_0047</text:p>
          </table:table-cell>
          <table:table-cell table:style-name="ce14" office:value-type="float" office:value="3.56175481913167" calcext:value-type="float">
            <text:p>3.56175481913167</text:p>
          </table:table-cell>
          <table:table-cell table:style-name="ce14" office:value-type="float" office:value="5.19115257263184" calcext:value-type="float">
            <text:p>5.1911525726318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39481758524452" calcext:value-type="float">
            <text:p>0.439481758524452</text:p>
          </table:table-cell>
          <table:table-cell table:style-name="ce14" office:value-type="float" office:value="21.02894" calcext:value-type="float">
            <text:p>21.02894</text:p>
          </table:table-cell>
          <table:table-cell office:value-type="float" office:value="0.397265" calcext:value-type="float">
            <text:p>0.397265</text:p>
          </table:table-cell>
          <table:table-cell office:value-type="float" office:value="20.52492" calcext:value-type="float">
            <text:p>20.52492</text:p>
          </table:table-cell>
          <table:table-cell office:value-type="float" office:value="0.06756524" calcext:value-type="float">
            <text:p>0.06756524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3344295" calcext:value-type="float">
            <text:p>0.3344295</text:p>
          </table:table-cell>
          <table:table-cell office:value-type="float" office:value="0.21722004" calcext:value-type="float">
            <text:p>0.21722004</text:p>
          </table:table-cell>
          <table:table-cell table:style-name="ce14" office:value-type="float" office:value="158.696323633194" calcext:value-type="float">
            <text:p>158.696323633194</text:p>
          </table:table-cell>
          <table:table-cell table:style-name="ce14" office:value-type="float" office:value="11.9746953714639" calcext:value-type="float">
            <text:p>11.9746953714639</text:p>
          </table:table-cell>
          <table:table-cell table:style-name="ce14" office:value-type="float" office:value="9.49129287619144" calcext:value-type="float">
            <text:p>9.49129287619144</text:p>
          </table:table-cell>
          <table:table-cell table:style-name="ce14" office:value-type="float" office:value="9.24449763260782" calcext:value-type="float">
            <text:p>9.24449763260782</text:p>
          </table:table-cell>
          <table:table-cell table:style-name="ce14" office:value-type="float" office:value="0.105250010165037" calcext:value-type="float">
            <text:p>0.105250010165037</text:p>
          </table:table-cell>
          <table:table-cell table:style-name="ce14" office:value-type="float" office:value="8.459935" calcext:value-type="float">
            <text:p>8.459935</text:p>
          </table:table-cell>
          <table:table-cell table:style-name="ce14" office:value-type="float" office:value="0.004480499" calcext:value-type="float">
            <text:p>0.004480499</text:p>
          </table:table-cell>
          <table:table-cell table:style-name="ce14" office:value-type="float" office:value="9.404195" calcext:value-type="float">
            <text:p>9.404195</text:p>
          </table:table-cell>
          <table:table-cell table:style-name="ce14" office:value-type="float" office:value="0.919397018037671" calcext:value-type="float">
            <text:p>0.919397018037671</text:p>
          </table:table-cell>
          <table:table-cell table:style-name="ce14" office:value-type="float" office:value="0.9615383" calcext:value-type="float">
            <text:p>0.9615383</text:p>
          </table:table-cell>
          <table:table-cell table:style-name="ce14" office:value-type="string" calcext:value-type="string">
            <text:p>/glade/u/home/adamhb/ahb_params/fates_api_25/ensembles/CZ2_equilibrium_110523_01/CZ2_equilibrium_110523_0062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style-name="ce14" office:value-type="float" office:value="0.051" calcext:value-type="float">
            <text:p>0.051</text:p>
          </table:table-cell>
          <table:table-cell table:style-name="ce14" office:value-type="float" office:value="13.9705882352941" calcext:value-type="float">
            <text:p>13.970588235294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CZ2_trans_1950_2020_111223_-17e2acb6a_FATES-8a054a12_0047</text:p>
          </table:table-cell>
          <table:table-cell table:style-name="ce14" office:value-type="float" office:value="27.5012035369873" calcext:value-type="float">
            <text:p>27.50120353698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0124679952950013" calcext:value-type="float">
            <text:p>0.012467995295001</text:p>
          </table:table-cell>
          <table:table-cell table:style-name="ce14" office:value-type="float" office:value="75.48007" calcext:value-type="float">
            <text:p>75.48007</text:p>
          </table:table-cell>
          <table:table-cell table:style-name="ce14" office:value-type="float" office:value="0.08919625" calcext:value-type="float">
            <text:p>0.08919625</text:p>
          </table:table-cell>
          <table:table-cell table:style-name="ce14" office:value-type="float" office:value="75.32474" calcext:value-type="float">
            <text:p>75.32474</text:p>
          </table:table-cell>
          <table:table-cell table:style-name="ce14" office:value-type="float" office:value="0.06409705" calcext:value-type="float">
            <text:p>0.06409705</text:p>
          </table:table-cell>
          <table:table-cell table:style-name="ce14" office:value-type="float" office:value="0.0020435895" calcext:value-type="float">
            <text:p>0.0020435895</text:p>
          </table:table-cell>
          <table:table-cell table:style-name="ce14" office:value-type="float" office:value="0.0026812041" calcext:value-type="float">
            <text:p>0.0026812041</text:p>
          </table:table-cell>
          <table:table-cell table:style-name="ce17" office:value-type="float" office:value="0.00009143487" calcext:value-type="float">
            <text:p>9.14E-05</text:p>
          </table:table-cell>
          <table:table-cell table:style-name="ce14" office:value-type="float" office:value="204.957090318203" calcext:value-type="float">
            <text:p>204.957090318203</text:p>
          </table:table-cell>
          <table:table-cell table:style-name="ce14" office:value-type="float" office:value="124.969054013491" calcext:value-type="float">
            <text:p>124.969054013491</text:p>
          </table:table-cell>
          <table:table-cell table:style-name="ce14" office:value-type="float" office:value="102.609330788255" calcext:value-type="float">
            <text:p>102.609330788255</text:p>
          </table:table-cell>
          <table:table-cell table:style-name="ce14" office:value-type="float" office:value="76.038227416575" calcext:value-type="float">
            <text:p>76.038227416575</text:p>
          </table:table-cell>
          <table:table-cell table:style-name="ce14" office:value-type="float" office:value="48.7605156376958" calcext:value-type="float">
            <text:p>48.760515637695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032462943" calcext:value-type="float">
            <text:p>0.032462943</text:p>
          </table:table-cell>
          <table:table-cell table:style-name="ce14" office:value-type="float" office:value="1.12242109162253" calcext:value-type="float">
            <text:p>1.12242109162253</text:p>
          </table:table-cell>
          <table:table-cell table:style-name="ce14" office:value-type="float" office:value="0.9916296" calcext:value-type="float">
            <text:p>0.9916296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21.0526315789474" calcext:value-type="float">
            <text:p>21.05263157894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47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TAN_equilibrium_111023_01_-17e2acb6a_FATES-8a054a12_0047</text:p>
          </table:table-cell>
          <table:table-cell table:style-name="ce14" office:value-type="float" office:value="22.6838703155518" calcext:value-type="float">
            <text:p>22.68387031555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05611209671075" calcext:value-type="float">
            <text:p>0.505611209671075</text:p>
          </table:table-cell>
          <table:table-cell table:style-name="ce14" office:value-type="float" office:value="64.71741" calcext:value-type="float">
            <text:p>64.71741</text:p>
          </table:table-cell>
          <table:table-cell table:style-name="ce14" office:value-type="float" office:value="24.483011" calcext:value-type="float">
            <text:p>24.483011</text:p>
          </table:table-cell>
          <table:table-cell table:style-name="ce14" office:value-type="float" office:value="37.876873" calcext:value-type="float">
            <text:p>37.876873</text:p>
          </table:table-cell>
          <table:table-cell table:style-name="ce14" office:value-type="float" office:value="2.2724974" calcext:value-type="float">
            <text:p>2.2724974</text:p>
          </table:table-cell>
          <table:table-cell table:style-name="ce14" office:value-type="float" office:value="0.08501858" calcext:value-type="float">
            <text:p>0.08501858</text:p>
          </table:table-cell>
          <table:table-cell table:style-name="ce14" office:value-type="float" office:value="0.002490472" calcext:value-type="float">
            <text:p>0.002490472</text:p>
          </table:table-cell>
          <table:table-cell table:style-name="ce14" office:value-type="float" office:value="0.0022692867" calcext:value-type="float">
            <text:p>0.0022692867</text:p>
          </table:table-cell>
          <table:table-cell table:style-name="ce14" office:value-type="float" office:value="222.996342927217" calcext:value-type="float">
            <text:p>222.996342927217</text:p>
          </table:table-cell>
          <table:table-cell table:style-name="ce14" office:value-type="float" office:value="79.6195212751627" calcext:value-type="float">
            <text:p>79.6195212751627</text:p>
          </table:table-cell>
          <table:table-cell table:style-name="ce14" office:value-type="float" office:value="65.3347419574857" calcext:value-type="float">
            <text:p>65.3347419574857</text:p>
          </table:table-cell>
          <table:table-cell table:style-name="ce14" office:value-type="float" office:value="46.2317420169711" calcext:value-type="float">
            <text:p>46.2317420169711</text:p>
          </table:table-cell>
          <table:table-cell table:style-name="ce14" office:value-type="float" office:value="31.7167793400586" calcext:value-type="float">
            <text:p>31.7167793400586</text:p>
          </table:table-cell>
          <table:table-cell table:style-name="ce14" office:value-type="float" office:value="0.323945" calcext:value-type="float">
            <text:p>0.3239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5510213" calcext:value-type="float">
            <text:p>0.05510213</text:p>
          </table:table-cell>
          <table:table-cell table:style-name="ce14" office:value-type="float" office:value="1.01474302266524" calcext:value-type="float">
            <text:p>1.01474302266524</text:p>
          </table:table-cell>
          <table:table-cell table:style-name="ce14" office:value-type="float" office:value="0.9501991" calcext:value-type="float">
            <text:p>0.9501991</text:p>
          </table:table-cell>
          <table:table-cell table:style-name="ce14" office:value-type="float" office:value="0.009" calcext:value-type="float">
            <text:p>0.00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47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TAN_equilibrium_111023_01_-17e2acb6a_FATES-8a054a12_0047</text:p>
          </table:table-cell>
          <table:table-cell table:style-name="ce14" office:value-type="float" office:value="22.6838703155518" calcext:value-type="float">
            <text:p>22.68387031555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05611209671075" calcext:value-type="float">
            <text:p>0.505611209671075</text:p>
          </table:table-cell>
          <table:table-cell table:style-name="ce14" office:value-type="float" office:value="64.71741" calcext:value-type="float">
            <text:p>64.71741</text:p>
          </table:table-cell>
          <table:table-cell table:style-name="ce14" office:value-type="float" office:value="24.483011" calcext:value-type="float">
            <text:p>24.483011</text:p>
          </table:table-cell>
          <table:table-cell table:style-name="ce14" office:value-type="float" office:value="37.876873" calcext:value-type="float">
            <text:p>37.876873</text:p>
          </table:table-cell>
          <table:table-cell table:style-name="ce14" office:value-type="float" office:value="2.2724974" calcext:value-type="float">
            <text:p>2.2724974</text:p>
          </table:table-cell>
          <table:table-cell table:style-name="ce14" office:value-type="float" office:value="0.08501858" calcext:value-type="float">
            <text:p>0.08501858</text:p>
          </table:table-cell>
          <table:table-cell table:style-name="ce14" office:value-type="float" office:value="0.002490472" calcext:value-type="float">
            <text:p>0.002490472</text:p>
          </table:table-cell>
          <table:table-cell table:style-name="ce14" office:value-type="float" office:value="0.0022692867" calcext:value-type="float">
            <text:p>0.0022692867</text:p>
          </table:table-cell>
          <table:table-cell table:style-name="ce14" office:value-type="float" office:value="222.996342927217" calcext:value-type="float">
            <text:p>222.996342927217</text:p>
          </table:table-cell>
          <table:table-cell table:style-name="ce14" office:value-type="float" office:value="79.6195212751627" calcext:value-type="float">
            <text:p>79.6195212751627</text:p>
          </table:table-cell>
          <table:table-cell table:style-name="ce14" office:value-type="float" office:value="65.3347419574857" calcext:value-type="float">
            <text:p>65.3347419574857</text:p>
          </table:table-cell>
          <table:table-cell table:style-name="ce14" office:value-type="float" office:value="46.2317420169711" calcext:value-type="float">
            <text:p>46.2317420169711</text:p>
          </table:table-cell>
          <table:table-cell table:style-name="ce14" office:value-type="float" office:value="31.7167793400586" calcext:value-type="float">
            <text:p>31.7167793400586</text:p>
          </table:table-cell>
          <table:table-cell table:style-name="ce14" office:value-type="float" office:value="0.323945" calcext:value-type="float">
            <text:p>0.3239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5510213" calcext:value-type="float">
            <text:p>0.05510213</text:p>
          </table:table-cell>
          <table:table-cell table:style-name="ce14" office:value-type="float" office:value="1.01474302266524" calcext:value-type="float">
            <text:p>1.01474302266524</text:p>
          </table:table-cell>
          <table:table-cell table:style-name="ce14" office:value-type="float" office:value="0.9501991" calcext:value-type="float">
            <text:p>0.9501991</text:p>
          </table:table-cell>
          <table:table-cell table:style-name="ce14" office:value-type="float" office:value="0.009" calcext:value-type="float">
            <text:p>0.00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47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857142857142857" calcext:value-type="float">
            <text:p>0.8571428571428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office:value-type="float" office:value="4.70367817479836" calcext:value-type="float">
            <text:p>4.70367817479836</text:p>
          </table:table-cell>
          <table:table-cell table:style-name="ce14" table:number-columns-repeated="8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4.79187829872638" calcext:value-type="float">
            <text:p>4.7918782987263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Z2_equilibrium_110323_02_-17e2acb6a_FATES-8a054a12_0023</text:p>
          </table:table-cell>
          <table:table-cell table:style-name="ce13" office:value-type="string" calcext:value-type="string">
            <text:p>CZ2_trans_110923_0002</text:p>
          </table:table-cell>
          <table:table-cell table:style-name="ce13" office:value-type="float" office:value="3.4704326512474" calcext:value-type="float">
            <text:p>3.4704326512474</text:p>
          </table:table-cell>
          <table:table-cell table:style-name="ce13" office:value-type="float" office:value="3.10128974914551" calcext:value-type="float">
            <text:p>3.101289749145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61199823657826" calcext:value-type="float">
            <text:p>0.761199823657826</text:p>
          </table:table-cell>
          <table:table-cell table:style-name="ce13" office:value-type="float" office:value="13.232683" calcext:value-type="float">
            <text:p>13.232683</text:p>
          </table:table-cell>
          <table:table-cell office:value-type="float" office:value="0.680266" calcext:value-type="float">
            <text:p>0.680266</text:p>
          </table:table-cell>
          <table:table-cell office:value-type="float" office:value="3.8401732" calcext:value-type="float">
            <text:p>3.8401732</text:p>
          </table:table-cell>
          <table:table-cell office:value-type="float" office:value="0.30490714" calcext:value-type="float">
            <text:p>0.30490714</text:p>
          </table:table-cell>
          <table:table-cell office:value-type="float" office:value="8.407336" calcext:value-type="float">
            <text:p>8.407336</text:p>
          </table:table-cell>
          <table:table-cell office:value-type="float" office:value="0.25031888" calcext:value-type="float">
            <text:p>0.25031888</text:p>
          </table:table-cell>
          <table:table-cell office:value-type="float" office:value="0.10696654" calcext:value-type="float">
            <text:p>0.10696654</text:p>
          </table:table-cell>
          <table:table-cell table:style-name="ce13" office:value-type="float" office:value="184.768084436655" calcext:value-type="float">
            <text:p>184.768084436655</text:p>
          </table:table-cell>
          <table:table-cell table:style-name="ce13" office:value-type="float" office:value="9.57840820774436" calcext:value-type="float">
            <text:p>9.57840820774436</text:p>
          </table:table-cell>
          <table:table-cell table:style-name="ce13" office:value-type="float" office:value="5.41667221114039" calcext:value-type="float">
            <text:p>5.41667221114039</text:p>
          </table:table-cell>
          <table:table-cell table:style-name="ce13" office:value-type="float" office:value="4.95480722747743" calcext:value-type="float">
            <text:p>4.95480722747743</text:p>
          </table:table-cell>
          <table:table-cell table:style-name="ce13" office:value-type="float" office:value="0.783731375122443" calcext:value-type="float">
            <text:p>0.783731375122443</text:p>
          </table:table-cell>
          <table:table-cell table:style-name="ce13" office:value-type="float" office:value="46.5258" calcext:value-type="float">
            <text:p>46.5258</text:p>
          </table:table-cell>
          <table:table-cell table:style-name="ce13" office:value-type="float" office:value="0.001985327" calcext:value-type="float">
            <text:p>0.001985327</text:p>
          </table:table-cell>
          <table:table-cell table:style-name="ce13" office:value-type="float" office:value="4.192101" calcext:value-type="float">
            <text:p>4.192101</text:p>
          </table:table-cell>
          <table:table-cell table:style-name="ce13" office:value-type="float" office:value="0.758355741595551" calcext:value-type="float">
            <text:p>0.758355741595551</text:p>
          </table:table-cell>
          <table:table-cell table:style-name="ce13" office:value-type="float" office:value="0.81226635" calcext:value-type="float">
            <text:p>0.81226635</text:p>
          </table:table-cell>
          <table:table-cell table:style-name="ce13" office:value-type="string" calcext:value-type="string">
            <text:p>/glade/u/home/adamhb/ahb_params/fates_api_25/ensembles/CZ2_equilibrium_110323_02/CZ2_equilibrium_110323_0023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0.039" calcext:value-type="float">
            <text:p>0.039</text:p>
          </table:table-cell>
          <table:table-cell table:style-name="ce13" office:value-type="float" office:value="5.59006211180124" calcext:value-type="float">
            <text:p>5.590062111801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Z2_trans_1950_2020_111223_-17e2acb6a_FATES-8a054a12_0002</text:p>
          </table:table-cell>
          <table:table-cell table:style-name="ce13" office:value-type="float" office:value="10.5099334716797" calcext:value-type="float">
            <text:p>10.509933471679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2050198351298" calcext:value-type="float">
            <text:p>0.52050198351298</text:p>
          </table:table-cell>
          <table:table-cell table:style-name="ce13" office:value-type="float" office:value="29.267948" calcext:value-type="float">
            <text:p>29.267948</text:p>
          </table:table-cell>
          <table:table-cell table:style-name="ce13" office:value-type="float" office:value="0.7208075" calcext:value-type="float">
            <text:p>0.7208075</text:p>
          </table:table-cell>
          <table:table-cell table:style-name="ce13" office:value-type="float" office:value="11.943927" calcext:value-type="float">
            <text:p>11.943927</text:p>
          </table:table-cell>
          <table:table-cell table:style-name="ce13" office:value-type="float" office:value="0.25219816" calcext:value-type="float">
            <text:p>0.25219816</text:p>
          </table:table-cell>
          <table:table-cell table:style-name="ce13" office:value-type="float" office:value="16.351017" calcext:value-type="float">
            <text:p>16.351017</text:p>
          </table:table-cell>
          <table:table-cell table:style-name="ce13" office:value-type="float" office:value="0.006409069" calcext:value-type="float">
            <text:p>0.006409069</text:p>
          </table:table-cell>
          <table:table-cell table:style-name="ce18" office:value-type="float" office:value="0.0000063453863" calcext:value-type="float">
            <text:p>6.35E-06</text:p>
          </table:table-cell>
          <table:table-cell table:style-name="ce13" office:value-type="float" office:value="337.967947125435" calcext:value-type="float">
            <text:p>337.967947125435</text:p>
          </table:table-cell>
          <table:table-cell table:style-name="ce13" office:value-type="float" office:value="65.5984692275524" calcext:value-type="float">
            <text:p>65.5984692275524</text:p>
          </table:table-cell>
          <table:table-cell table:style-name="ce13" office:value-type="float" office:value="42.8066588938236" calcext:value-type="float">
            <text:p>42.8066588938236</text:p>
          </table:table-cell>
          <table:table-cell table:style-name="ce13" office:value-type="float" office:value="6.74021197482944" calcext:value-type="float">
            <text:p>6.74021197482944</text:p>
          </table:table-cell>
          <table:table-cell table:style-name="ce13" office:value-type="float" office:value="0.287852308247238" calcext:value-type="float">
            <text:p>0.287852308247238</text:p>
          </table:table-cell>
          <table:table-cell table:style-name="ce13" office:value-type="float" office:value="3.0050719" calcext:value-type="float">
            <text:p>3.00507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6826142" calcext:value-type="float">
            <text:p>0.06826142</text:p>
          </table:table-cell>
          <table:table-cell table:style-name="ce13" office:value-type="float" office:value="1.08337437222872" calcext:value-type="float">
            <text:p>1.08337437222872</text:p>
          </table:table-cell>
          <table:table-cell table:style-name="ce13" office:value-type="float" office:value="1.0130167" calcext:value-type="float">
            <text:p>1.0130167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47.8632478632479" calcext:value-type="float">
            <text:p>47.8632478632479</text:p>
          </table:table-cell>
          <table:table-cell table:style-name="ce13" office:value-type="float" office:value="1.70940170940171" calcext:value-type="float">
            <text:p>1.70940170940171</text:p>
          </table:table-cell>
          <table:table-cell table:style-name="ce13" office:value-type="string" calcext:value-type="string">
            <text:p>/glade/u/home/adamhb/ahb_params/fates_api_25/ensembles/CZ2_trans_1109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N_equilibrium_111023_01_-17e2acb6a_FATES-8a054a12_0002</text:p>
          </table:table-cell>
          <table:table-cell table:style-name="ce13" office:value-type="float" office:value="9.92540550231934" calcext:value-type="float">
            <text:p>9.925405502319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55351741723674" calcext:value-type="float">
            <text:p>0.655351741723674</text:p>
          </table:table-cell>
          <table:table-cell table:style-name="ce13" office:value-type="float" office:value="27.73803" calcext:value-type="float">
            <text:p>27.73803</text:p>
          </table:table-cell>
          <table:table-cell table:style-name="ce13" office:value-type="float" office:value="2.5432785" calcext:value-type="float">
            <text:p>2.5432785</text:p>
          </table:table-cell>
          <table:table-cell table:style-name="ce13" office:value-type="float" office:value="10.674116" calcext:value-type="float">
            <text:p>10.674116</text:p>
          </table:table-cell>
          <table:table-cell table:style-name="ce13" office:value-type="float" office:value="0.96896887" calcext:value-type="float">
            <text:p>0.96896887</text:p>
          </table:table-cell>
          <table:table-cell table:style-name="ce13" office:value-type="float" office:value="13.551665" calcext:value-type="float">
            <text:p>13.551665</text:p>
          </table:table-cell>
          <table:table-cell table:style-name="ce13" office:value-type="float" office:value="0.00027857727" calcext:value-type="float">
            <text:p>0.00027857727</text:p>
          </table:table-cell>
          <table:table-cell table:style-name="ce18" office:value-type="float" office:value="0.0000009780538" calcext:value-type="float">
            <text:p>9.78E-07</text:p>
          </table:table-cell>
          <table:table-cell table:style-name="ce13" office:value-type="float" office:value="175.874084234238" calcext:value-type="float">
            <text:p>175.874084234238</text:p>
          </table:table-cell>
          <table:table-cell table:style-name="ce13" office:value-type="float" office:value="33.4906904026866" calcext:value-type="float">
            <text:p>33.4906904026866</text:p>
          </table:table-cell>
          <table:table-cell table:style-name="ce13" office:value-type="float" office:value="22.979723289609" calcext:value-type="float">
            <text:p>22.979723289609</text:p>
          </table:table-cell>
          <table:table-cell table:style-name="ce13" office:value-type="float" office:value="19.05751763843" calcext:value-type="float">
            <text:p>19.05751763843</text:p>
          </table:table-cell>
          <table:table-cell table:style-name="ce13" office:value-type="float" office:value="0.987711755442433" calcext:value-type="float">
            <text:p>0.987711755442433</text:p>
          </table:table-cell>
          <table:table-cell table:style-name="ce13" office:value-type="float" office:value="16.911978" calcext:value-type="float">
            <text:p>16.9119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2229018" calcext:value-type="float">
            <text:p>0.0032229018</text:p>
          </table:table-cell>
          <table:table-cell table:style-name="ce13" office:value-type="float" office:value="0.88934670034746" calcext:value-type="float">
            <text:p>0.88934670034746</text:p>
          </table:table-cell>
          <table:table-cell table:style-name="ce13" office:value-type="float" office:value="0.74462795" calcext:value-type="float">
            <text:p>0.74462795</text:p>
          </table:table-cell>
          <table:table-cell table:style-name="ce13" office:value-type="float" office:value="0.013" calcext:value-type="float">
            <text:p>0.0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N_equilibrium_111023_01_-17e2acb6a_FATES-8a054a12_0002</text:p>
          </table:table-cell>
          <table:table-cell table:style-name="ce13" office:value-type="float" office:value="9.92540550231934" calcext:value-type="float">
            <text:p>9.925405502319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55351741723674" calcext:value-type="float">
            <text:p>0.655351741723674</text:p>
          </table:table-cell>
          <table:table-cell table:style-name="ce13" office:value-type="float" office:value="27.73803" calcext:value-type="float">
            <text:p>27.73803</text:p>
          </table:table-cell>
          <table:table-cell table:style-name="ce13" office:value-type="float" office:value="2.5432785" calcext:value-type="float">
            <text:p>2.5432785</text:p>
          </table:table-cell>
          <table:table-cell table:style-name="ce13" office:value-type="float" office:value="10.674116" calcext:value-type="float">
            <text:p>10.674116</text:p>
          </table:table-cell>
          <table:table-cell table:style-name="ce13" office:value-type="float" office:value="0.96896887" calcext:value-type="float">
            <text:p>0.96896887</text:p>
          </table:table-cell>
          <table:table-cell table:style-name="ce13" office:value-type="float" office:value="13.551665" calcext:value-type="float">
            <text:p>13.551665</text:p>
          </table:table-cell>
          <table:table-cell table:style-name="ce13" office:value-type="float" office:value="0.00027857727" calcext:value-type="float">
            <text:p>0.00027857727</text:p>
          </table:table-cell>
          <table:table-cell table:style-name="ce18" office:value-type="float" office:value="0.0000009780538" calcext:value-type="float">
            <text:p>9.78E-07</text:p>
          </table:table-cell>
          <table:table-cell table:style-name="ce13" office:value-type="float" office:value="175.874084234238" calcext:value-type="float">
            <text:p>175.874084234238</text:p>
          </table:table-cell>
          <table:table-cell table:style-name="ce13" office:value-type="float" office:value="33.4906904026866" calcext:value-type="float">
            <text:p>33.4906904026866</text:p>
          </table:table-cell>
          <table:table-cell table:style-name="ce13" office:value-type="float" office:value="22.979723289609" calcext:value-type="float">
            <text:p>22.979723289609</text:p>
          </table:table-cell>
          <table:table-cell table:style-name="ce13" office:value-type="float" office:value="19.05751763843" calcext:value-type="float">
            <text:p>19.05751763843</text:p>
          </table:table-cell>
          <table:table-cell table:style-name="ce13" office:value-type="float" office:value="0.987711755442433" calcext:value-type="float">
            <text:p>0.987711755442433</text:p>
          </table:table-cell>
          <table:table-cell table:style-name="ce13" office:value-type="float" office:value="16.911978" calcext:value-type="float">
            <text:p>16.9119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2229018" calcext:value-type="float">
            <text:p>0.0032229018</text:p>
          </table:table-cell>
          <table:table-cell table:style-name="ce13" office:value-type="float" office:value="0.88934670034746" calcext:value-type="float">
            <text:p>0.88934670034746</text:p>
          </table:table-cell>
          <table:table-cell table:style-name="ce13" office:value-type="float" office:value="0.74462795" calcext:value-type="float">
            <text:p>0.74462795</text:p>
          </table:table-cell>
          <table:table-cell table:style-name="ce13" office:value-type="float" office:value="0.013" calcext:value-type="float">
            <text:p>0.0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.857142857142857" calcext:value-type="float">
            <text:p>0.8571428571428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4.79187829872638" calcext:value-type="float">
            <text:p>4.79187829872638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4"/>
          <table:table-cell office:value-type="float" office:value="4.81234849509113" calcext:value-type="float">
            <text:p>4.812348495091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CZ2_equilibrium_110523_04_-17e2acb6a_FATES-8a054a12_0011</text:p>
          </table:table-cell>
          <table:table-cell table:style-name="ce14" office:value-type="string" calcext:value-type="string">
            <text:p>CZ2_trans_110923_0035</text:p>
          </table:table-cell>
          <table:table-cell table:style-name="ce14" office:value-type="float" office:value="3.62793204655926" calcext:value-type="float">
            <text:p>3.62793204655926</text:p>
          </table:table-cell>
          <table:table-cell table:style-name="ce14" office:value-type="float" office:value="5.52684354782105" calcext:value-type="float">
            <text:p>5.5268435478210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75436161701324" calcext:value-type="float">
            <text:p>0.375436161701324</text:p>
          </table:table-cell>
          <table:table-cell table:style-name="ce14" office:value-type="float" office:value="22.793957" calcext:value-type="float">
            <text:p>22.793957</text:p>
          </table:table-cell>
          <table:table-cell office:value-type="float" office:value="0.1368077" calcext:value-type="float">
            <text:p>0.1368077</text:p>
          </table:table-cell>
          <table:table-cell office:value-type="float" office:value="22.47632" calcext:value-type="float">
            <text:p>22.47632</text:p>
          </table:table-cell>
          <table:table-cell office:value-type="float" office:value="0.13680892" calcext:value-type="float">
            <text:p>0.13680892</text:p>
          </table:table-cell>
          <table:table-cell office:value-type="float" office:value="0.04401938" calcext:value-type="float">
            <text:p>0.04401938</text:p>
          </table:table-cell>
          <table:table-cell office:value-type="float" office:value="0.3222937" calcext:value-type="float">
            <text:p>0.3222937</text:p>
          </table:table-cell>
          <table:table-cell office:value-type="float" office:value="0.08073991" calcext:value-type="float">
            <text:p>0.08073991</text:p>
          </table:table-cell>
          <table:table-cell table:style-name="ce14" office:value-type="float" office:value="258.473083376884" calcext:value-type="float">
            <text:p>258.473083376884</text:p>
          </table:table-cell>
          <table:table-cell table:style-name="ce14" office:value-type="float" office:value="9.54577990341932" calcext:value-type="float">
            <text:p>9.54577990341932</text:p>
          </table:table-cell>
          <table:table-cell table:style-name="ce14" office:value-type="float" office:value="3.86763451388106" calcext:value-type="float">
            <text:p>3.86763451388106</text:p>
          </table:table-cell>
          <table:table-cell table:style-name="ce14" office:value-type="float" office:value="3.11408773995936" calcext:value-type="float">
            <text:p>3.11408773995936</text:p>
          </table:table-cell>
          <table:table-cell table:style-name="ce14" office:value-type="float" office:value="0.0223087704398494" calcext:value-type="float">
            <text:p>0.022308770439849</text:p>
          </table:table-cell>
          <table:table-cell table:style-name="ce14" office:value-type="float" office:value="1.359242" calcext:value-type="float">
            <text:p>1.3592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731414" calcext:value-type="float">
            <text:p>6.731414</text:p>
          </table:table-cell>
          <table:table-cell table:style-name="ce14" office:value-type="float" office:value="0.809864881972544" calcext:value-type="float">
            <text:p>0.809864881972544</text:p>
          </table:table-cell>
          <table:table-cell table:style-name="ce14" office:value-type="float" office:value="0.72255707" calcext:value-type="float">
            <text:p>0.72255707</text:p>
          </table:table-cell>
          <table:table-cell table:style-name="ce14" office:value-type="string" calcext:value-type="string">
            <text:p>/glade/u/home/adamhb/ahb_params/fates_api_25/ensembles/CZ2_equilibrium_110523_04/CZ2_equilibrium_110523_0011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style-name="ce14" office:value-type="float" office:value="0.032" calcext:value-type="float">
            <text:p>0.03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CZ2_trans_1950_2020_111223_-17e2acb6a_FATES-8a054a12_0035</text:p>
          </table:table-cell>
          <table:table-cell table:style-name="ce14" office:value-type="float" office:value="19.3617000579834" calcext:value-type="float">
            <text:p>19.361700057983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0449165451934537" calcext:value-type="float">
            <text:p>0.044916545193454</text:p>
          </table:table-cell>
          <table:table-cell table:style-name="ce14" office:value-type="float" office:value="57.52867" calcext:value-type="float">
            <text:p>57.52867</text:p>
          </table:table-cell>
          <table:table-cell table:style-name="ce14" office:value-type="float" office:value="0.042739358" calcext:value-type="float">
            <text:p>0.042739358</text:p>
          </table:table-cell>
          <table:table-cell table:style-name="ce14" office:value-type="float" office:value="57.31119" calcext:value-type="float">
            <text:p>57.31119</text:p>
          </table:table-cell>
          <table:table-cell table:style-name="ce14" office:value-type="float" office:value="0.1705987" calcext:value-type="float">
            <text:p>0.1705987</text:p>
          </table:table-cell>
          <table:table-cell table:style-name="ce14" office:value-type="float" office:value="0.00414444" calcext:value-type="float">
            <text:p>0.00414444</text:p>
          </table:table-cell>
          <table:table-cell table:style-name="ce14" office:value-type="float" office:value="0.02232276" calcext:value-type="float">
            <text:p>0.02232276</text:p>
          </table:table-cell>
          <table:table-cell table:style-name="ce14" office:value-type="float" office:value="0.011739291" calcext:value-type="float">
            <text:p>0.011739291</text:p>
          </table:table-cell>
          <table:table-cell table:style-name="ce14" office:value-type="float" office:value="272.715743631124" calcext:value-type="float">
            <text:p>272.715743631124</text:p>
          </table:table-cell>
          <table:table-cell table:style-name="ce14" office:value-type="float" office:value="130.440061911941" calcext:value-type="float">
            <text:p>130.440061911941</text:p>
          </table:table-cell>
          <table:table-cell table:style-name="ce14" office:value-type="float" office:value="90.4550310224295" calcext:value-type="float">
            <text:p>90.4550310224295</text:p>
          </table:table-cell>
          <table:table-cell table:style-name="ce14" office:value-type="float" office:value="3.58094461262226" calcext:value-type="float">
            <text:p>3.58094461262226</text:p>
          </table:table-cell>
          <table:table-cell table:style-name="ce14" office:value-type="float" office:value="0.510279969603289" calcext:value-type="float">
            <text:p>0.510279969603289</text:p>
          </table:table-cell>
          <table:table-cell table:style-name="ce14" office:value-type="float" office:value="0.0009927191" calcext:value-type="float">
            <text:p>0.00099271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9822" calcext:value-type="float">
            <text:p>0.449822</text:p>
          </table:table-cell>
          <table:table-cell table:style-name="ce14" office:value-type="float" office:value="1.02739887790904" calcext:value-type="float">
            <text:p>1.02739887790904</text:p>
          </table:table-cell>
          <table:table-cell table:style-name="ce14" office:value-type="float" office:value="0.7144995" calcext:value-type="float">
            <text:p>0.7144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35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TAN_equilibrium_111023_01_-17e2acb6a_FATES-8a054a12_0035</text:p>
          </table:table-cell>
          <table:table-cell table:style-name="ce14" office:value-type="float" office:value="18.2738056182861" calcext:value-type="float">
            <text:p>18.27380561828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37735667575845" calcext:value-type="float">
            <text:p>0.137735667575845</text:p>
          </table:table-cell>
          <table:table-cell table:style-name="ce14" office:value-type="float" office:value="55.374725" calcext:value-type="float">
            <text:p>55.374725</text:p>
          </table:table-cell>
          <table:table-cell table:style-name="ce14" office:value-type="float" office:value="1.4153336" calcext:value-type="float">
            <text:p>1.4153336</text:p>
          </table:table-cell>
          <table:table-cell table:style-name="ce14" office:value-type="float" office:value="52.883457" calcext:value-type="float">
            <text:p>52.883457</text:p>
          </table:table-cell>
          <table:table-cell table:style-name="ce14" office:value-type="float" office:value="1.066284" calcext:value-type="float">
            <text:p>1.066284</text:p>
          </table:table-cell>
          <table:table-cell table:style-name="ce14" office:value-type="float" office:value="0.009651064" calcext:value-type="float">
            <text:p>0.009651064</text:p>
          </table:table-cell>
          <table:table-cell table:style-name="ce14" office:value-type="float" office:value="0.0021324386" calcext:value-type="float">
            <text:p>0.0021324386</text:p>
          </table:table-cell>
          <table:table-cell table:style-name="ce14" office:value-type="float" office:value="0.0019338679" calcext:value-type="float">
            <text:p>0.0019338679</text:p>
          </table:table-cell>
          <table:table-cell table:style-name="ce14" office:value-type="float" office:value="402.628295123577" calcext:value-type="float">
            <text:p>402.628295123577</text:p>
          </table:table-cell>
          <table:table-cell table:style-name="ce14" office:value-type="float" office:value="89.8571684956551" calcext:value-type="float">
            <text:p>89.8571684956551</text:p>
          </table:table-cell>
          <table:table-cell table:style-name="ce14" office:value-type="float" office:value="56.8393152207136" calcext:value-type="float">
            <text:p>56.8393152207136</text:p>
          </table:table-cell>
          <table:table-cell table:style-name="ce14" office:value-type="float" office:value="22.5180177949369" calcext:value-type="float">
            <text:p>22.5180177949369</text:p>
          </table:table-cell>
          <table:table-cell table:style-name="ce14" office:value-type="float" office:value="19.8222324252129" calcext:value-type="float">
            <text:p>19.8222324252129</text:p>
          </table:table-cell>
          <table:table-cell table:style-name="ce14" office:value-type="float" office:value="0.22443776" calcext:value-type="float">
            <text:p>0.224437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45106295" calcext:value-type="float">
            <text:p>0.045106295</text:p>
          </table:table-cell>
          <table:table-cell table:style-name="ce14" office:value-type="float" office:value="0.904664587466186" calcext:value-type="float">
            <text:p>0.904664587466186</text:p>
          </table:table-cell>
          <table:table-cell table:style-name="ce14" office:value-type="float" office:value="0.65651035" calcext:value-type="float">
            <text:p>0.65651035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35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TAN_equilibrium_111023_01_-17e2acb6a_FATES-8a054a12_0035</text:p>
          </table:table-cell>
          <table:table-cell table:style-name="ce14" office:value-type="float" office:value="18.2738056182861" calcext:value-type="float">
            <text:p>18.27380561828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37735667575845" calcext:value-type="float">
            <text:p>0.137735667575845</text:p>
          </table:table-cell>
          <table:table-cell table:style-name="ce14" office:value-type="float" office:value="55.374725" calcext:value-type="float">
            <text:p>55.374725</text:p>
          </table:table-cell>
          <table:table-cell table:style-name="ce14" office:value-type="float" office:value="1.4153336" calcext:value-type="float">
            <text:p>1.4153336</text:p>
          </table:table-cell>
          <table:table-cell table:style-name="ce14" office:value-type="float" office:value="52.883457" calcext:value-type="float">
            <text:p>52.883457</text:p>
          </table:table-cell>
          <table:table-cell table:style-name="ce14" office:value-type="float" office:value="1.066284" calcext:value-type="float">
            <text:p>1.066284</text:p>
          </table:table-cell>
          <table:table-cell table:style-name="ce14" office:value-type="float" office:value="0.009651064" calcext:value-type="float">
            <text:p>0.009651064</text:p>
          </table:table-cell>
          <table:table-cell table:style-name="ce14" office:value-type="float" office:value="0.0021324386" calcext:value-type="float">
            <text:p>0.0021324386</text:p>
          </table:table-cell>
          <table:table-cell table:style-name="ce14" office:value-type="float" office:value="0.0019338679" calcext:value-type="float">
            <text:p>0.0019338679</text:p>
          </table:table-cell>
          <table:table-cell table:style-name="ce14" office:value-type="float" office:value="402.628295123577" calcext:value-type="float">
            <text:p>402.628295123577</text:p>
          </table:table-cell>
          <table:table-cell table:style-name="ce14" office:value-type="float" office:value="89.8571684956551" calcext:value-type="float">
            <text:p>89.8571684956551</text:p>
          </table:table-cell>
          <table:table-cell table:style-name="ce14" office:value-type="float" office:value="56.8393152207136" calcext:value-type="float">
            <text:p>56.8393152207136</text:p>
          </table:table-cell>
          <table:table-cell table:style-name="ce14" office:value-type="float" office:value="22.5180177949369" calcext:value-type="float">
            <text:p>22.5180177949369</text:p>
          </table:table-cell>
          <table:table-cell table:style-name="ce14" office:value-type="float" office:value="19.8222324252129" calcext:value-type="float">
            <text:p>19.8222324252129</text:p>
          </table:table-cell>
          <table:table-cell table:style-name="ce14" office:value-type="float" office:value="0.22443776" calcext:value-type="float">
            <text:p>0.224437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45106295" calcext:value-type="float">
            <text:p>0.045106295</text:p>
          </table:table-cell>
          <table:table-cell table:style-name="ce14" office:value-type="float" office:value="0.904664587466186" calcext:value-type="float">
            <text:p>0.904664587466186</text:p>
          </table:table-cell>
          <table:table-cell table:style-name="ce14" office:value-type="float" office:value="0.65651035" calcext:value-type="float">
            <text:p>0.65651035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35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4.81234849509113" calcext:value-type="float">
            <text:p>4.81234849509113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/>
          <table:table-cell office:value-type="float" office:value="4.82380952911398" calcext:value-type="float">
            <text:p>4.823809529113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CZ2_equilibrium_110523_05_-17e2acb6a_FATES-8a054a12_0012</text:p>
          </table:table-cell>
          <table:table-cell table:style-name="ce14" office:value-type="string" calcext:value-type="string">
            <text:p>CZ2_trans_110923_0050</text:p>
          </table:table-cell>
          <table:table-cell table:style-name="ce14" office:value-type="float" office:value="3.72904999681969" calcext:value-type="float">
            <text:p>3.72904999681969</text:p>
          </table:table-cell>
          <table:table-cell table:style-name="ce14" office:value-type="float" office:value="3.41445016860962" calcext:value-type="float">
            <text:p>3.4144501686096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05981544876392" calcext:value-type="float">
            <text:p>0.405981544876392</text:p>
          </table:table-cell>
          <table:table-cell table:style-name="ce14" office:value-type="float" office:value="8.054759" calcext:value-type="float">
            <text:p>8.054759</text:p>
          </table:table-cell>
          <table:table-cell office:value-type="float" office:value="0.17292994" calcext:value-type="float">
            <text:p>0.17292994</text:p>
          </table:table-cell>
          <table:table-cell office:value-type="float" office:value="7.712026" calcext:value-type="float">
            <text:p>7.712026</text:p>
          </table:table-cell>
          <table:table-cell office:value-type="float" office:value="0.09231758" calcext:value-type="float">
            <text:p>0.09231758</text:p>
          </table:table-cell>
          <table:table-cell office:value-type="float" office:value="0.07748547" calcext:value-type="float">
            <text:p>0.07748547</text:p>
          </table:table-cell>
          <table:table-cell office:value-type="float" office:value="1.2634611" calcext:value-type="float">
            <text:p>1.2634611</text:p>
          </table:table-cell>
          <table:table-cell office:value-type="float" office:value="0.58720475" calcext:value-type="float">
            <text:p>0.58720475</text:p>
          </table:table-cell>
          <table:table-cell table:style-name="ce14" office:value-type="float" office:value="177.267193794251" calcext:value-type="float">
            <text:p>177.267193794251</text:p>
          </table:table-cell>
          <table:table-cell table:style-name="ce14" office:value-type="float" office:value="5.71165175642818" calcext:value-type="float">
            <text:p>5.71165175642818</text:p>
          </table:table-cell>
          <table:table-cell table:style-name="ce14" office:value-type="float" office:value="0.981390112428926" calcext:value-type="float">
            <text:p>0.981390112428926</text:p>
          </table:table-cell>
          <table:table-cell table:style-name="ce14" office:value-type="float" office:value="0.161599691637093" calcext:value-type="float">
            <text:p>0.161599691637093</text:p>
          </table:table-cell>
          <table:table-cell table:style-name="ce17" office:value-type="float" office:value="0.0000583856918368042" calcext:value-type="float">
            <text:p>5.84E-05</text:p>
          </table:table-cell>
          <table:table-cell table:style-name="ce14" office:value-type="float" office:value="12.390804" calcext:value-type="float">
            <text:p>12.390804</text:p>
          </table:table-cell>
          <table:table-cell table:style-name="ce14" office:value-type="float" office:value="0.00032965318" calcext:value-type="float">
            <text:p>0.00032965318</text:p>
          </table:table-cell>
          <table:table-cell table:style-name="ce14" office:value-type="float" office:value="20.813702" calcext:value-type="float">
            <text:p>20.813702</text:p>
          </table:table-cell>
          <table:table-cell table:style-name="ce14" office:value-type="float" office:value="1.08994026936671" calcext:value-type="float">
            <text:p>1.08994026936671</text:p>
          </table:table-cell>
          <table:table-cell table:style-name="ce14" office:value-type="float" office:value="0.93556595" calcext:value-type="float">
            <text:p>0.93556595</text:p>
          </table:table-cell>
          <table:table-cell table:style-name="ce14" office:value-type="string" calcext:value-type="string">
            <text:p>/glade/u/home/adamhb/ahb_params/fates_api_25/ensembles/CZ2_equilibrium_110523_05/CZ2_equilibrium_110523_0012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style-name="ce14" office:value-type="float" office:value="0.064" calcext:value-type="float">
            <text:p>0.064</text:p>
          </table:table-cell>
          <table:table-cell table:style-name="ce14" office:value-type="float" office:value="1.76991150442478" calcext:value-type="float">
            <text:p>1.7699115044247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CZ2_trans_1950_2020_111223_-17e2acb6a_FATES-8a054a12_0050</text:p>
          </table:table-cell>
          <table:table-cell table:style-name="ce14" office:value-type="float" office:value="27.0404834747314" calcext:value-type="float">
            <text:p>27.040483474731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0559866648304554" calcext:value-type="float">
            <text:p>0.055986664830455</text:p>
          </table:table-cell>
          <table:table-cell table:style-name="ce14" office:value-type="float" office:value="60.042355" calcext:value-type="float">
            <text:p>60.042355</text:p>
          </table:table-cell>
          <table:table-cell table:style-name="ce14" office:value-type="float" office:value="0.031791393" calcext:value-type="float">
            <text:p>0.031791393</text:p>
          </table:table-cell>
          <table:table-cell table:style-name="ce14" office:value-type="float" office:value="59.73931" calcext:value-type="float">
            <text:p>59.73931</text:p>
          </table:table-cell>
          <table:table-cell table:style-name="ce14" office:value-type="float" office:value="0.24142914" calcext:value-type="float">
            <text:p>0.24142914</text:p>
          </table:table-cell>
          <table:table-cell table:style-name="ce14" office:value-type="float" office:value="0.029822977" calcext:value-type="float">
            <text:p>0.029822977</text:p>
          </table:table-cell>
          <table:table-cell table:style-name="ce14" office:value-type="float" office:value="0.04321364" calcext:value-type="float">
            <text:p>0.04321364</text:p>
          </table:table-cell>
          <table:table-cell table:style-name="ce14" office:value-type="float" office:value="0.011778008" calcext:value-type="float">
            <text:p>0.011778008</text:p>
          </table:table-cell>
          <table:table-cell table:style-name="ce14" office:value-type="float" office:value="217.751078307629" calcext:value-type="float">
            <text:p>217.751078307629</text:p>
          </table:table-cell>
          <table:table-cell table:style-name="ce14" office:value-type="float" office:value="93.6176255345344" calcext:value-type="float">
            <text:p>93.6176255345344</text:p>
          </table:table-cell>
          <table:table-cell table:style-name="ce14" office:value-type="float" office:value="73.5819479450583" calcext:value-type="float">
            <text:p>73.5819479450583</text:p>
          </table:table-cell>
          <table:table-cell table:style-name="ce14" office:value-type="float" office:value="54.4097274541855" calcext:value-type="float">
            <text:p>54.4097274541855</text:p>
          </table:table-cell>
          <table:table-cell table:style-name="ce14" office:value-type="float" office:value="0.161023908731295" calcext:value-type="float">
            <text:p>0.161023908731295</text:p>
          </table:table-cell>
          <table:table-cell table:style-name="ce14" office:value-type="float" office:value="0.026464358" calcext:value-type="float">
            <text:p>0.0264643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993446" calcext:value-type="float">
            <text:p>0.5993446</text:p>
          </table:table-cell>
          <table:table-cell table:style-name="ce14" office:value-type="float" office:value="1.2759936656721" calcext:value-type="float">
            <text:p>1.2759936656721</text:p>
          </table:table-cell>
          <table:table-cell table:style-name="ce14" office:value-type="float" office:value="0.6807442" calcext:value-type="float">
            <text:p>0.680744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2.98507462686567" calcext:value-type="float">
            <text:p>2.985074626865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50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STAN_equilibrium_111023_01_-17e2acb6a_FATES-8a054a12_0050</text:p>
          </table:table-cell>
          <table:table-cell table:style-name="ce14" office:value-type="float" office:value="26.6414604187012" calcext:value-type="float">
            <text:p>26.64146041870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51724550762734" calcext:value-type="float">
            <text:p>0.151724550762734</text:p>
          </table:table-cell>
          <table:table-cell table:style-name="ce14" office:value-type="float" office:value="57.728195" calcext:value-type="float">
            <text:p>57.728195</text:p>
          </table:table-cell>
          <table:table-cell table:style-name="ce14" office:value-type="float" office:value="1.4911749" calcext:value-type="float">
            <text:p>1.4911749</text:p>
          </table:table-cell>
          <table:table-cell table:style-name="ce14" office:value-type="float" office:value="54.79584" calcext:value-type="float">
            <text:p>54.79584</text:p>
          </table:table-cell>
          <table:table-cell table:style-name="ce14" office:value-type="float" office:value="1.4371737" calcext:value-type="float">
            <text:p>1.4371737</text:p>
          </table:table-cell>
          <table:table-cell table:style-name="ce14" office:value-type="float" office:value="0.004007283" calcext:value-type="float">
            <text:p>0.004007283</text:p>
          </table:table-cell>
          <table:table-cell table:style-name="ce14" office:value-type="float" office:value="0.0050938823" calcext:value-type="float">
            <text:p>0.0050938823</text:p>
          </table:table-cell>
          <table:table-cell table:style-name="ce14" office:value-type="float" office:value="0.003972523" calcext:value-type="float">
            <text:p>0.003972523</text:p>
          </table:table-cell>
          <table:table-cell table:style-name="ce14" office:value-type="float" office:value="237.842239439487" calcext:value-type="float">
            <text:p>237.842239439487</text:p>
          </table:table-cell>
          <table:table-cell table:style-name="ce14" office:value-type="float" office:value="76.0971987619996" calcext:value-type="float">
            <text:p>76.0971987619996</text:p>
          </table:table-cell>
          <table:table-cell table:style-name="ce14" office:value-type="float" office:value="52.0236743614078" calcext:value-type="float">
            <text:p>52.0236743614078</text:p>
          </table:table-cell>
          <table:table-cell table:style-name="ce14" office:value-type="float" office:value="37.6415275968611" calcext:value-type="float">
            <text:p>37.6415275968611</text:p>
          </table:table-cell>
          <table:table-cell table:style-name="ce14" office:value-type="float" office:value="32.8806391917169" calcext:value-type="float">
            <text:p>32.880639191716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05769012" calcext:value-type="float">
            <text:p>0.05769012</text:p>
          </table:table-cell>
          <table:table-cell table:style-name="ce14" office:value-type="float" office:value="1.1790905516591" calcext:value-type="float">
            <text:p>1.1790905516591</text:p>
          </table:table-cell>
          <table:table-cell table:style-name="ce14" office:value-type="float" office:value="0.7452469" calcext:value-type="float">
            <text:p>0.7452469</text:p>
          </table:table-cell>
          <table:table-cell table:style-name="ce14" office:value-type="float" office:value="0.012" calcext:value-type="float">
            <text:p>0.01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50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STAN_equilibrium_111023_01_-17e2acb6a_FATES-8a054a12_0050</text:p>
          </table:table-cell>
          <table:table-cell table:style-name="ce14" office:value-type="float" office:value="26.6414604187012" calcext:value-type="float">
            <text:p>26.64146041870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51724550762734" calcext:value-type="float">
            <text:p>0.151724550762734</text:p>
          </table:table-cell>
          <table:table-cell table:style-name="ce14" office:value-type="float" office:value="57.728195" calcext:value-type="float">
            <text:p>57.728195</text:p>
          </table:table-cell>
          <table:table-cell table:style-name="ce14" office:value-type="float" office:value="1.4911749" calcext:value-type="float">
            <text:p>1.4911749</text:p>
          </table:table-cell>
          <table:table-cell table:style-name="ce14" office:value-type="float" office:value="54.79584" calcext:value-type="float">
            <text:p>54.79584</text:p>
          </table:table-cell>
          <table:table-cell table:style-name="ce14" office:value-type="float" office:value="1.4371737" calcext:value-type="float">
            <text:p>1.4371737</text:p>
          </table:table-cell>
          <table:table-cell table:style-name="ce14" office:value-type="float" office:value="0.004007283" calcext:value-type="float">
            <text:p>0.004007283</text:p>
          </table:table-cell>
          <table:table-cell table:style-name="ce14" office:value-type="float" office:value="0.0050938823" calcext:value-type="float">
            <text:p>0.0050938823</text:p>
          </table:table-cell>
          <table:table-cell table:style-name="ce14" office:value-type="float" office:value="0.003972523" calcext:value-type="float">
            <text:p>0.003972523</text:p>
          </table:table-cell>
          <table:table-cell table:style-name="ce14" office:value-type="float" office:value="237.842239439487" calcext:value-type="float">
            <text:p>237.842239439487</text:p>
          </table:table-cell>
          <table:table-cell table:style-name="ce14" office:value-type="float" office:value="76.0971987619996" calcext:value-type="float">
            <text:p>76.0971987619996</text:p>
          </table:table-cell>
          <table:table-cell table:style-name="ce14" office:value-type="float" office:value="52.0236743614078" calcext:value-type="float">
            <text:p>52.0236743614078</text:p>
          </table:table-cell>
          <table:table-cell table:style-name="ce14" office:value-type="float" office:value="37.6415275968611" calcext:value-type="float">
            <text:p>37.6415275968611</text:p>
          </table:table-cell>
          <table:table-cell table:style-name="ce14" office:value-type="float" office:value="32.8806391917169" calcext:value-type="float">
            <text:p>32.880639191716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05769012" calcext:value-type="float">
            <text:p>0.05769012</text:p>
          </table:table-cell>
          <table:table-cell table:style-name="ce14" office:value-type="float" office:value="1.1790905516591" calcext:value-type="float">
            <text:p>1.1790905516591</text:p>
          </table:table-cell>
          <table:table-cell table:style-name="ce14" office:value-type="float" office:value="0.7452469" calcext:value-type="float">
            <text:p>0.7452469</text:p>
          </table:table-cell>
          <table:table-cell table:style-name="ce14" office:value-type="float" office:value="0.012" calcext:value-type="float">
            <text:p>0.01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50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4.82380952911398" calcext:value-type="float">
            <text:p>4.82380952911398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/>
          <table:table-cell office:value-type="float" office:value="4.83386584968599" calcext:value-type="float">
            <text:p>4.8338658496859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Z2_equilibrium_110323_01_-17e2acb6a_FATES-8a054a12_0033</text:p>
          </table:table-cell>
          <table:table-cell table:style-name="ce14" office:value-type="string" calcext:value-type="string">
            <text:p>CZ2_trans_110923_0010</text:p>
          </table:table-cell>
          <table:table-cell table:style-name="ce14" office:value-type="float" office:value="3.56331762117544" calcext:value-type="float">
            <text:p>3.56331762117544</text:p>
          </table:table-cell>
          <table:table-cell table:style-name="ce14" office:value-type="float" office:value="2.94408106803894" calcext:value-type="float">
            <text:p>2.944081068038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20408878910555" calcext:value-type="float">
            <text:p>0.520408878910555</text:p>
          </table:table-cell>
          <table:table-cell table:style-name="ce14" office:value-type="float" office:value="7.797829" calcext:value-type="float">
            <text:p>7.797829</text:p>
          </table:table-cell>
          <table:table-cell office:value-type="float" office:value="0.11273352" calcext:value-type="float">
            <text:p>0.11273352</text:p>
          </table:table-cell>
          <table:table-cell office:value-type="float" office:value="6.7023015" calcext:value-type="float">
            <text:p>6.7023015</text:p>
          </table:table-cell>
          <table:table-cell office:value-type="float" office:value="0.17345072" calcext:value-type="float">
            <text:p>0.17345072</text:p>
          </table:table-cell>
          <table:table-cell office:value-type="float" office:value="0.8093435" calcext:value-type="float">
            <text:p>0.8093435</text:p>
          </table:table-cell>
          <table:table-cell office:value-type="float" office:value="0.546115" calcext:value-type="float">
            <text:p>0.546115</text:p>
          </table:table-cell>
          <table:table-cell office:value-type="float" office:value="0.49347103" calcext:value-type="float">
            <text:p>0.49347103</text:p>
          </table:table-cell>
          <table:table-cell table:style-name="ce14" office:value-type="float" office:value="96.648558974266" calcext:value-type="float">
            <text:p>96.648558974266</text:p>
          </table:table-cell>
          <table:table-cell table:style-name="ce14" office:value-type="float" office:value="7.54842185415328" calcext:value-type="float">
            <text:p>7.54842185415328</text:p>
          </table:table-cell>
          <table:table-cell table:style-name="ce14" office:value-type="float" office:value="3.01565596600994" calcext:value-type="float">
            <text:p>3.01565596600994</text:p>
          </table:table-cell>
          <table:table-cell table:style-name="ce14" office:value-type="float" office:value="1.58708920935169" calcext:value-type="float">
            <text:p>1.58708920935169</text:p>
          </table:table-cell>
          <table:table-cell table:style-name="ce14" office:value-type="float" office:value="0.323977510561235" calcext:value-type="float">
            <text:p>0.323977510561235</text:p>
          </table:table-cell>
          <table:table-cell table:style-name="ce14" office:value-type="float" office:value="12.212893" calcext:value-type="float">
            <text:p>12.212893</text:p>
          </table:table-cell>
          <table:table-cell table:style-name="ce14" office:value-type="float" office:value="1.7375244" calcext:value-type="float">
            <text:p>1.7375244</text:p>
          </table:table-cell>
          <table:table-cell table:style-name="ce14" office:value-type="float" office:value="13.855428" calcext:value-type="float">
            <text:p>13.855428</text:p>
          </table:table-cell>
          <table:table-cell table:style-name="ce14" office:value-type="float" office:value="1.03483531324855" calcext:value-type="float">
            <text:p>1.03483531324855</text:p>
          </table:table-cell>
          <table:table-cell table:style-name="ce14" office:value-type="float" office:value="1.1933079" calcext:value-type="float">
            <text:p>1.1933079</text:p>
          </table:table-cell>
          <table:table-cell table:style-name="ce14" office:value-type="string" calcext:value-type="string">
            <text:p>/glade/u/home/adamhb/ahb_params/fates_api_25/ensembles/CZ2_equilibrium_110323_01/CZ2_equilibrium_110323_0033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style-name="ce14" office:value-type="float" office:value="0.073" calcext:value-type="float">
            <text:p>0.073</text:p>
          </table:table-cell>
          <table:table-cell table:style-name="ce14" office:value-type="float" office:value="26.7326732673267" calcext:value-type="float">
            <text:p>26.73267326732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Z2_trans_1950_2020_111223_-17e2acb6a_FATES-8a054a12_0010</text:p>
          </table:table-cell>
          <table:table-cell table:style-name="ce14" office:value-type="float" office:value="17.5299606323242" calcext:value-type="float">
            <text:p>17.529960632324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0318754730625245" calcext:value-type="float">
            <text:p>0.031875473062525</text:p>
          </table:table-cell>
          <table:table-cell table:style-name="ce14" office:value-type="float" office:value="51.906002" calcext:value-type="float">
            <text:p>51.906002</text:p>
          </table:table-cell>
          <table:table-cell table:style-name="ce14" office:value-type="float" office:value="0.0015946074" calcext:value-type="float">
            <text:p>0.0015946074</text:p>
          </table:table-cell>
          <table:table-cell table:style-name="ce14" office:value-type="float" office:value="51.753925" calcext:value-type="float">
            <text:p>51.753925</text:p>
          </table:table-cell>
          <table:table-cell table:style-name="ce14" office:value-type="float" office:value="0.12879452" calcext:value-type="float">
            <text:p>0.12879452</text:p>
          </table:table-cell>
          <table:table-cell table:style-name="ce14" office:value-type="float" office:value="0.02168736" calcext:value-type="float">
            <text:p>0.02168736</text:p>
          </table:table-cell>
          <table:table-cell table:style-name="ce14" office:value-type="float" office:value="0.019073866" calcext:value-type="float">
            <text:p>0.019073866</text:p>
          </table:table-cell>
          <table:table-cell table:style-name="ce17" office:value-type="float" office:value="0.000014949744" calcext:value-type="float">
            <text:p>1.49E-05</text:p>
          </table:table-cell>
          <table:table-cell table:style-name="ce14" office:value-type="float" office:value="419.55478489399" calcext:value-type="float">
            <text:p>419.55478489399</text:p>
          </table:table-cell>
          <table:table-cell table:style-name="ce14" office:value-type="float" office:value="92.637911438942" calcext:value-type="float">
            <text:p>92.637911438942</text:p>
          </table:table-cell>
          <table:table-cell table:style-name="ce14" office:value-type="float" office:value="74.1190509870648" calcext:value-type="float">
            <text:p>74.1190509870648</text:p>
          </table:table-cell>
          <table:table-cell table:style-name="ce14" office:value-type="float" office:value="30.9390272013843" calcext:value-type="float">
            <text:p>30.9390272013843</text:p>
          </table:table-cell>
          <table:table-cell table:style-name="ce14" office:value-type="float" office:value="2.23465947783552" calcext:value-type="float">
            <text:p>2.2346594778355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4648009" calcext:value-type="float">
            <text:p>0.24648009</text:p>
          </table:table-cell>
          <table:table-cell table:style-name="ce14" office:value-type="float" office:value="1.1065483904531" calcext:value-type="float">
            <text:p>1.1065483904531</text:p>
          </table:table-cell>
          <table:table-cell table:style-name="ce14" office:value-type="float" office:value="1.3502331" calcext:value-type="float">
            <text:p>1.350233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35.632183908046" calcext:value-type="float">
            <text:p>35.6321839080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10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TAN_equilibrium_111023_01_-17e2acb6a_FATES-8a054a12_0010</text:p>
          </table:table-cell>
          <table:table-cell table:style-name="ce14" office:value-type="float" office:value="17.6884059906006" calcext:value-type="float">
            <text:p>17.688405990600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0524719660889015" calcext:value-type="float">
            <text:p>0.052471966088902</text:p>
          </table:table-cell>
          <table:table-cell table:style-name="ce14" office:value-type="float" office:value="53.882805" calcext:value-type="float">
            <text:p>53.882805</text:p>
          </table:table-cell>
          <table:table-cell table:style-name="ce14" office:value-type="float" office:value="0.02863689" calcext:value-type="float">
            <text:p>0.02863689</text:p>
          </table:table-cell>
          <table:table-cell table:style-name="ce14" office:value-type="float" office:value="53.105114" calcext:value-type="float">
            <text:p>53.105114</text:p>
          </table:table-cell>
          <table:table-cell table:style-name="ce14" office:value-type="float" office:value="0.693211" calcext:value-type="float">
            <text:p>0.693211</text:p>
          </table:table-cell>
          <table:table-cell table:style-name="ce14" office:value-type="float" office:value="0.055844814" calcext:value-type="float">
            <text:p>0.055844814</text:p>
          </table:table-cell>
          <table:table-cell table:style-name="ce14" office:value-type="float" office:value="0.0009958751" calcext:value-type="float">
            <text:p>0.0009958751</text:p>
          </table:table-cell>
          <table:table-cell table:style-name="ce14" office:value-type="float" office:value="0.00075297547" calcext:value-type="float">
            <text:p>0.00075297547</text:p>
          </table:table-cell>
          <table:table-cell table:style-name="ce14" office:value-type="float" office:value="405.487529933453" calcext:value-type="float">
            <text:p>405.487529933453</text:p>
          </table:table-cell>
          <table:table-cell table:style-name="ce14" office:value-type="float" office:value="87.3576104640961" calcext:value-type="float">
            <text:p>87.3576104640961</text:p>
          </table:table-cell>
          <table:table-cell table:style-name="ce14" office:value-type="float" office:value="51.2636126950383" calcext:value-type="float">
            <text:p>51.2636126950383</text:p>
          </table:table-cell>
          <table:table-cell table:style-name="ce14" office:value-type="float" office:value="34.9888252094388" calcext:value-type="float">
            <text:p>34.9888252094388</text:p>
          </table:table-cell>
          <table:table-cell table:style-name="ce14" office:value-type="float" office:value="20.8634533919394" calcext:value-type="float">
            <text:p>20.8634533919394</text:p>
          </table:table-cell>
          <table:table-cell table:style-name="ce14" office:value-type="float" office:value="0.06144454" calcext:value-type="float">
            <text:p>0.061444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18053079" calcext:value-type="float">
            <text:p>0.018053079</text:p>
          </table:table-cell>
          <table:table-cell table:style-name="ce14" office:value-type="float" office:value="0.9320704633069" calcext:value-type="float">
            <text:p>0.9320704633069</text:p>
          </table:table-cell>
          <table:table-cell table:style-name="ce14" office:value-type="float" office:value="1.2946491" calcext:value-type="float">
            <text:p>1.2946491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10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TAN_equilibrium_111023_01_-17e2acb6a_FATES-8a054a12_0010</text:p>
          </table:table-cell>
          <table:table-cell table:style-name="ce14" office:value-type="float" office:value="17.6884059906006" calcext:value-type="float">
            <text:p>17.688405990600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0524719660889015" calcext:value-type="float">
            <text:p>0.052471966088902</text:p>
          </table:table-cell>
          <table:table-cell table:style-name="ce14" office:value-type="float" office:value="53.882805" calcext:value-type="float">
            <text:p>53.882805</text:p>
          </table:table-cell>
          <table:table-cell table:style-name="ce14" office:value-type="float" office:value="0.02863689" calcext:value-type="float">
            <text:p>0.02863689</text:p>
          </table:table-cell>
          <table:table-cell table:style-name="ce14" office:value-type="float" office:value="53.105114" calcext:value-type="float">
            <text:p>53.105114</text:p>
          </table:table-cell>
          <table:table-cell table:style-name="ce14" office:value-type="float" office:value="0.693211" calcext:value-type="float">
            <text:p>0.693211</text:p>
          </table:table-cell>
          <table:table-cell table:style-name="ce14" office:value-type="float" office:value="0.055844814" calcext:value-type="float">
            <text:p>0.055844814</text:p>
          </table:table-cell>
          <table:table-cell table:style-name="ce14" office:value-type="float" office:value="0.0009958751" calcext:value-type="float">
            <text:p>0.0009958751</text:p>
          </table:table-cell>
          <table:table-cell table:style-name="ce14" office:value-type="float" office:value="0.00075297547" calcext:value-type="float">
            <text:p>0.00075297547</text:p>
          </table:table-cell>
          <table:table-cell table:style-name="ce14" office:value-type="float" office:value="405.487529933453" calcext:value-type="float">
            <text:p>405.487529933453</text:p>
          </table:table-cell>
          <table:table-cell table:style-name="ce14" office:value-type="float" office:value="87.3576104640961" calcext:value-type="float">
            <text:p>87.3576104640961</text:p>
          </table:table-cell>
          <table:table-cell table:style-name="ce14" office:value-type="float" office:value="51.2636126950383" calcext:value-type="float">
            <text:p>51.2636126950383</text:p>
          </table:table-cell>
          <table:table-cell table:style-name="ce14" office:value-type="float" office:value="34.9888252094388" calcext:value-type="float">
            <text:p>34.9888252094388</text:p>
          </table:table-cell>
          <table:table-cell table:style-name="ce14" office:value-type="float" office:value="20.8634533919394" calcext:value-type="float">
            <text:p>20.8634533919394</text:p>
          </table:table-cell>
          <table:table-cell table:style-name="ce14" office:value-type="float" office:value="0.06144454" calcext:value-type="float">
            <text:p>0.061444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18053079" calcext:value-type="float">
            <text:p>0.018053079</text:p>
          </table:table-cell>
          <table:table-cell table:style-name="ce14" office:value-type="float" office:value="0.9320704633069" calcext:value-type="float">
            <text:p>0.9320704633069</text:p>
          </table:table-cell>
          <table:table-cell table:style-name="ce14" office:value-type="float" office:value="1.2946491" calcext:value-type="float">
            <text:p>1.2946491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10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857142857142857" calcext:value-type="float">
            <text:p>0.8571428571428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office:value-type="float" office:value="4.83386584968599" calcext:value-type="float">
            <text:p>4.83386584968599</text:p>
          </table:table-cell>
          <table:table-cell table:style-name="ce13" table:number-columns-repeated="89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nsembles_18.A1:ensembles_18.AMJ1048576">
          <table:sort>
            <table:sort-by table:field-number="128" table:data-type="automatic"/>
            <table:sort-by table:field-number="111" table:order="descending" table:data-type="automatic"/>
            <table:sort-by table:field-number="1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09:11:12.333127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7T13:20:24.584530644</dc:date>
    <meta:editing-duration>PT1H11M28S</meta:editing-duration>
    <meta:editing-cycles>8</meta:editing-cycles>
    <meta:document-statistic meta:table-count="1" meta:cell-count="1034" meta:object-count="0"/>
  </office:meta>
</office:document-meta>
</file>